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roid Sans Mono&quot;" svg:font-family="'&quot;Droid Sans Mono&quot;'"/>
    <style:font-face style:name="Arial" svg:font-family="Arial"/>
    <style:font-face style:name="Calibri" svg:font-family="Calibri"/>
    <style:font-face style:name="Cambria" svg:font-family="Cambria"/>
    <style:font-face style:name="GTEestiPro" svg:font-family="GTEesti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303.19pt"/>
    </style:style>
    <style:style style:name="co5" style:family="table-column">
      <style:table-column-properties fo:break-before="auto" style:column-width="107.21pt"/>
    </style:style>
    <style:style style:name="co6" style:family="table-column">
      <style:table-column-properties fo:break-before="auto" style:column-width="207.95pt"/>
    </style:style>
    <style:style style:name="co7" style:family="table-column">
      <style:table-column-properties fo:break-before="auto" style:column-width="379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Маркет">
      <style:table-properties table:display="true" style:writing-mode="lr-tb"/>
    </style:style>
    <style:style style:name="ta2" style:family="table" style:master-page-name="PageStyle_5f_Angara">
      <style:table-properties table:display="true" style:writing-mode="lr-tb"/>
    </style:style>
    <style:style style:name="ta3" style:family="table" style:master-page-name="PageStyle_5f_Лист4">
      <style:table-properties table:display="true" style:writing-mode="lr-tb"/>
    </style:style>
    <style:style style:name="ta4" style:family="table" style:master-page-name="PageStyle_5f_Озон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98658" style:text-outline="false" style:text-line-through-style="none" style:text-line-through-type="none" style:font-name="&quot;Droid Sans Mono&quot;" fo:font-size="9pt" fo:font-style="normal" fo:text-shadow="none" style:text-underline-style="none" fo:font-weight="normal" style:font-size-asian="9pt" style:font-style-asian="normal" style:font-weight-asian="normal" style:font-name-complex="&quot;Droid Sans Mono&quot;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1a34" style:text-outline="false" style:text-line-through-style="none" style:text-line-through-type="none" style:font-name="GTEestiPro" fo:font-size="11pt" fo:font-style="normal" fo:text-shadow="none" style:text-underline-style="none" fo:font-weight="normal" style:font-size-asian="11pt" style:font-style-asian="normal" style:font-weight-asian="normal" style:font-name-complex="GTEestiPro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аркет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Все товары/Авто/Запчасти/Автосвет/Фа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Зарядные устройства для аккумуля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Пусковые прово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атчики давления в шинах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виг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онштейны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Молди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ет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рочие 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амки радиатор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ешетки ради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Усилители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Омыв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поры амортизационных стое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тбойники и пыльники амортиз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очие компоненты подве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ужи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есс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ыча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шипни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вечи зажиг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игнал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тек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Главны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АБ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износа тормозных колодо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Прочие компоненты тормозных систем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Рабочи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ди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шла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рансмисс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Масля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Салон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Топлив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Электр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Антифриз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Ворон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асло трансмиссионно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отор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Присадки и промыв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маз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пециаль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Тормозные жидкости</text:p>
          </table:table-cell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ara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6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 calcext:value-type="string">
            <text:p>Аксессуары/Набор Автомобилиста/Жилеты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float" office:value="87138242" calcext:value-type="float">
            <text:p>87138242</text:p>
          </table:table-cell>
          <table:table-cell table:style-name="ce3" office:value-type="float" office:value="94222" calcext:value-type="float">
            <text:p>94222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/Скребки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3" office:value-type="float" office:value="27332700" calcext:value-type="float">
            <text:p>27332700</text:p>
          </table:table-cell>
          <table:table-cell table:style-name="ce3" office:value-type="float" office:value="970741954" calcext:value-type="float">
            <text:p>970741954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/Щетки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3" office:value-type="float" office:value="27332700" calcext:value-type="float">
            <text:p>27332700</text:p>
          </table:table-cell>
          <table:table-cell table:style-name="ce3" office:value-type="float" office:value="970741954" calcext:value-type="float">
            <text:p>970741954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3" office:value-type="float" office:value="96161" calcext:value-type="float">
            <text:p>96161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антифриз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string" calcext:value-type="string">
            <text:p>Автохимия - Антифриз, тосол</text:p>
          </table:table-cell>
          <table:table-cell table:style-name="ce2" office:value-type="float" office:value="33717357" calcext:value-type="float">
            <text:p>33717357</text:p>
          </table:table-cell>
          <table:table-cell table:style-name="ce3" office:value-type="float" office:value="92224" calcext:value-type="float">
            <text:p>92224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Герметики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string" calcext:value-type="string">
            <text:p>Автохимия - Герметик, клей</text:p>
          </table:table-cell>
          <table:table-cell table:style-name="ce2" office:value-type="float" office:value="33717355" calcext:value-type="float">
            <text:p>33717355</text:p>
          </table:table-cell>
          <table:table-cell table:style-name="ce3" office:value-type="float" office:value="92271" calcext:value-type="float">
            <text:p>92271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двигатель масло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3" office:value-type="float" office:value="96161" calcext:value-type="float">
            <text:p>96161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жидкость тормозная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string" calcext:value-type="string">
            <text:p>Автохимия - Тормозная жидкость</text:p>
          </table:table-cell>
          <table:table-cell table:style-name="ce2" office:value-type="float" office:value="33717368" calcext:value-type="float">
            <text:p>33717368</text:p>
          </table:table-cell>
          <table:table-cell table:style-name="ce3" office:value-type="float" office:value="92269" calcext:value-type="float">
            <text:p>92269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коробка масло</text:p>
          </table:table-cell>
          <table:table-cell table:style-name="ce2" office:value-type="float" office:value="3387" calcext:value-type="float">
            <text:p>3387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акпп</text:p>
          </table:table-cell>
          <table:table-cell table:style-name="ce2" office:value-type="float" office:value="3084" calcext:value-type="float">
            <text:p>3084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гур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0" calcext:value-type="float">
            <text:p>96160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моста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Незамерзайка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string" calcext:value-type="string">
            <text:p>Автохимия - Жидкость для стеклоомывателя</text:p>
          </table:table-cell>
          <table:table-cell table:style-name="ce2" office:value-type="float" office:value="33725549" calcext:value-type="float">
            <text:p>33725549</text:p>
          </table:table-cell>
          <table:table-cell table:style-name="ce3" office:value-type="float" office:value="92267" calcext:value-type="float">
            <text:p>92267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раздатка масло</text:p>
          </table:table-cell>
          <table:table-cell table:style-name="ce2" office:value-type="float" office:value="3241" calcext:value-type="float">
            <text:p>3241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редуктор масло</text:p>
          </table:table-cell>
          <table:table-cell table:style-name="ce2" office:value-type="float" office:value="3248" calcext:value-type="float">
            <text:p>3248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3" office:value-type="float" office:value="96163" calcext:value-type="float">
            <text:p>961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Смазки разные</text:p>
          </table:table-cell>
          <table:table-cell table:style-name="ce2" office:value-type="float" office:value="3461" calcext:value-type="float">
            <text:p>3461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3" office:value-type="float" office:value="92263" calcext:value-type="float">
            <text:p>922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фиксатор резьбы</text:p>
          </table:table-cell>
          <table:table-cell table:style-name="ce2" office:value-type="float" office:value="3448" calcext:value-type="float">
            <text:p>3448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3" office:value-type="float" office:value="92263" calcext:value-type="float">
            <text:p>92263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Аккумуляторы/Аккумуляторная Батарея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3" office:value-type="float" office:value="115950288" calcext:value-type="float">
            <text:p>115950288</text:p>
          </table:table-cell>
          <table:table-cell table:style-name="ce2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оздушная Система/Компрессор Воздуха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Компрессор климатической установки для авто</text:p>
          </table:table-cell>
          <table:table-cell table:style-name="ce2" office:value-type="float" office:value="85833494" calcext:value-type="float">
            <text:p>85833494</text:p>
          </table:table-cell>
          <table:table-cell table:style-name="ce3" office:value-type="float" office:value="970782176" calcext:value-type="float">
            <text:p>970782176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ыхлопная Система/Глушители Катализаторы ЕГР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3" office:value-type="float" office:value="98954" calcext:value-type="float">
            <text:p>98954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Блок Двигателя и Цилиндров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Блок цилиндров</text:p>
          </table:table-cell>
          <table:table-cell table:style-name="ce2" office:value-type="float" office:value="85806235" calcext:value-type="float">
            <text:p>85806235</text:p>
          </table:table-cell>
          <table:table-cell table:style-name="ce3" office:value-type="float" office:value="970889784" calcext:value-type="float">
            <text:p>97088978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Головка и ГРМ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Головка блока цилиндров</text:p>
          </table:table-cell>
          <table:table-cell table:style-name="ce3" office:value-type="float" office:value="85806968" calcext:value-type="float">
            <text:p>85806968</text:p>
          </table:table-cell>
          <table:table-cell table:style-name="ce3" office:value-type="float" office:value="98814" calcext:value-type="float">
            <text:p>9881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Детали Двигателя Разные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3" office:value-type="float" office:value="85806968" calcext:value-type="float">
            <text:p>85806968</text:p>
          </table:table-cell>
          <table:table-cell table:style-name="ce3" office:value-type="float" office:value="98814" calcext:value-type="float">
            <text:p>9881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артер Поддон Двигателя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Масляный поддон для авто</text:p>
          </table:table-cell>
          <table:table-cell table:style-name="ce2" office:value-type="float" office:value="86292271" calcext:value-type="float">
            <text:p>86292271</text:p>
          </table:table-cell>
          <table:table-cell table:style-name="ce3" office:value-type="float" office:value="970891893" calcext:value-type="float">
            <text:p>970891893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лапаны Разные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Клапан ДВС</text:p>
          </table:table-cell>
          <table:table-cell table:style-name="ce2" office:value-type="float" office:value="85814340" calcext:value-type="float">
            <text:p>85814340</text:p>
          </table:table-cell>
          <table:table-cell table:style-name="ce3" office:value-type="float" office:value="971072706" calcext:value-type="float">
            <text:p>971072706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оленвал и Поршневая Группа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Коленчатый вал</text:p>
          </table:table-cell>
          <table:table-cell table:style-name="ce2" office:value-type="float" office:value="85807223" calcext:value-type="float">
            <text:p>85807223</text:p>
          </table:table-cell>
          <table:table-cell table:style-name="ce3" office:value-type="float" office:value="971072318" calcext:value-type="float">
            <text:p>971072318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оллектор Впускной Выпускной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Впускной коллектор</text:p>
          </table:table-cell>
          <table:table-cell table:style-name="ce2" office:value-type="float" office:value="33698198" calcext:value-type="float">
            <text:p>33698198</text:p>
          </table:table-cell>
          <table:table-cell table:style-name="ce3" office:value-type="float" office:value="98833" calcext:value-type="float">
            <text:p>98833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Подушки Опоры Двигателя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Опора двигателя и КПП</text:p>
          </table:table-cell>
          <table:table-cell table:style-name="ce2" office:value-type="float" office:value="33696914" calcext:value-type="float">
            <text:p>33696914</text:p>
          </table:table-cell>
          <table:table-cell table:style-name="ce3" office:value-type="float" office:value="970892653" calcext:value-type="float">
            <text:p>970892653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Прокладки Разные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3" office:value-type="float" office:value="98894" calcext:value-type="float">
            <text:p>9889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Распредвал и Детали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Распределительный вал</text:p>
          </table:table-cell>
          <table:table-cell table:style-name="ce2" office:value-type="float" office:value="85813116" calcext:value-type="float">
            <text:p>85813116</text:p>
          </table:table-cell>
          <table:table-cell table:style-name="ce3" office:value-type="float" office:value="98905" calcext:value-type="float">
            <text:p>98905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Сальники Разные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3" office:value-type="float" office:value="98894" calcext:value-type="float">
            <text:p>98894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Сисиема Зажигания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Катушка зажигания и составляющие</text:p>
          </table:table-cell>
          <table:table-cell table:style-name="ce2" office:value-type="float" office:value="85835327" calcext:value-type="float">
            <text:p>85835327</text:p>
          </table:table-cell>
          <table:table-cell table:style-name="ce3" office:value-type="float" office:value="86332196" calcext:value-type="float">
            <text:p>86332196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Турбина и Интеркуллер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Турбина для авто</text:p>
          </table:table-cell>
          <table:table-cell table:style-name="ce2" office:value-type="float" office:value="85842792" calcext:value-type="float">
            <text:p>85842792</text:p>
          </table:table-cell>
          <table:table-cell table:style-name="ce3" office:value-type="float" office:value="970870559" calcext:value-type="float">
            <text:p>970870559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Цепи Грм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Цепь приводная и ГРМ</text:p>
          </table:table-cell>
          <table:table-cell table:style-name="ce2" office:value-type="float" office:value="85813696" calcext:value-type="float">
            <text:p>85813696</text:p>
          </table:table-cell>
          <table:table-cell table:style-name="ce3" office:value-type="float" office:value="98962" calcext:value-type="float">
            <text:p>98962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/Домкраты Рукоятки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float" office:value="27332793" calcext:value-type="float">
            <text:p>27332793</text:p>
          </table:table-cell>
          <table:table-cell table:style-name="ce3" office:value-type="float" office:value="95885" calcext:value-type="float">
            <text:p>95885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/Ключи Съемники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3" office:value-type="float" office:value="92102" calcext:value-type="float">
            <text:p>92102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олеса Шины/Колеса Шины Диски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3" office:value-type="float" office:value="94763" calcext:value-type="float">
            <text:p>94763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репеж/Крепеж разный</text:p>
          </table:table-cell>
          <table:table-cell table:style-name="ce2" office:value-type="float" office:value="3443" calcext:value-type="float">
            <text:p>3443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3" office:value-type="float" office:value="98803" calcext:value-type="float">
            <text:p>98803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Антенна Наружная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Антенна автомобильная</text:p>
          </table:table-cell>
          <table:table-cell table:style-name="ce2" office:value-type="float" office:value="27332738" calcext:value-type="float">
            <text:p>27332738</text:p>
          </table:table-cell>
          <table:table-cell table:style-name="ce3" office:value-type="float" office:value="91388" calcext:value-type="float">
            <text:p>91388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гажный Отсек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Крышка багажника автомобильная</text:p>
          </table:table-cell>
          <table:table-cell table:style-name="ce3" office:value-type="float" office:value="93446801" calcext:value-type="float">
            <text:p>93446801</text:p>
          </table:table-cell>
          <table:table-cell table:style-name="ce3" office:value-type="float" office:value="970781439" calcext:value-type="float">
            <text:p>970781439</text:p>
          </table:table-cell>
          <table:table-cell table:style-name="ce2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мперы и Детали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Бампер автомобильный</text:p>
          </table:table-cell>
          <table:table-cell table:style-name="ce2" office:value-type="float" office:value="93446789" calcext:value-type="float">
            <text:p>93446789</text:p>
          </table:table-cell>
          <table:table-cell table:style-name="ce3" office:value-type="float" office:value="970856518" calcext:value-type="float">
            <text:p>970856518</text:p>
          </table:table-cell>
          <table:table-cell table:style-name="ce2" office:value-type="string" calcext:value-type="string">
            <text:p>Все товары/Авто/Запчасти/Кузовные детали/Бампе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чки Разные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Расширительный бачок для авто</text:p>
          </table:table-cell>
          <table:table-cell table:style-name="ce2" office:value-type="float" office:value="87892132" calcext:value-type="float">
            <text:p>87892132</text:p>
          </table:table-cell>
          <table:table-cell table:style-name="ce3" office:value-type="float" office:value="970885027" calcext:value-type="float">
            <text:p>970885027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рызговики Колес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float" office:value="27332785" calcext:value-type="float">
            <text:p>27332785</text:p>
          </table:table-cell>
          <table:table-cell table:style-name="ce3" office:value-type="float" office:value="94655" calcext:value-type="float">
            <text:p>94655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Дефлекторы Разные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3" office:value-type="float" office:value="97593" calcext:value-type="float">
            <text:p>97593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Замки Разные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Замок автомобильный</text:p>
          </table:table-cell>
          <table:table-cell table:style-name="ce2" office:value-type="float" office:value="92145042" calcext:value-type="float">
            <text:p>92145042</text:p>
          </table:table-cell>
          <table:table-cell table:style-name="ce3" office:value-type="float" office:value="970950655" calcext:value-type="float">
            <text:p>970950655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Зеркала и Детали Зеркал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Зеркало боковое автомобильное</text:p>
          </table:table-cell>
          <table:table-cell table:style-name="ce2" office:value-type="float" office:value="99426212" calcext:value-type="float">
            <text:p>99426212</text:p>
          </table:table-cell>
          <table:table-cell table:style-name="ce3" office:value-type="float" office:value="93362" calcext:value-type="float">
            <text:p>93362</text:p>
          </table:table-cell>
          <table:table-cell table:style-name="ce2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абина, Кузов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3" office:value-type="float" office:value="93446801" calcext:value-type="float">
            <text:p>93446801</text:p>
          </table:table-cell>
          <table:table-cell table:style-name="ce3" office:value-type="float" office:value="970781439" calcext:value-type="float">
            <text:p>970781439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апот и Детали Капота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Капот автомобильный</text:p>
          </table:table-cell>
          <table:table-cell table:style-name="ce2" office:value-type="float" office:value="93446777" calcext:value-type="float">
            <text:p>93446777</text:p>
          </table:table-cell>
          <table:table-cell table:style-name="ce3" office:value-type="float" office:value="971006084" calcext:value-type="float">
            <text:p>971006084</text:p>
          </table:table-cell>
          <table:table-cell table:style-name="ce2" office:value-type="string" calcext:value-type="string">
            <text:p>Все товары/Авто/Запчасти/Кузовные детали/Капот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рылья Арки Подкрылки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float" office:value="93446776" calcext:value-type="float">
            <text:p>93446776</text:p>
          </table:table-cell>
          <table:table-cell table:style-name="ce3" office:value-type="float" office:value="970967838" calcext:value-type="float">
            <text:p>970967838</text:p>
          </table:table-cell>
          <table:table-cell table:style-name="ce2" office:value-type="string" calcext:value-type="string">
            <text:p>Все товары/Авто/Запчасти/Кузовные детали/Крыль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Подрамник Рама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3" office:value-type="float" office:value="85828596" calcext:value-type="float">
            <text:p>85828596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Пороги Кузова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3" office:value-type="float" office:value="93446795" calcext:value-type="float">
            <text:p>93446795</text:p>
          </table:table-cell>
          <table:table-cell table:style-name="ce3" office:value-type="float" office:value="970741672" calcext:value-type="float">
            <text:p>970741672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Ручки Разные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Ручка двери автомобильная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3" office:value-type="float" office:value="970939934" calcext:value-type="float">
            <text:p>970939934</text:p>
          </table:table-cell>
          <table:table-cell table:style-name="ce2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Спойлеры Разные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3" office:value-type="float" office:value="27332779" calcext:value-type="float">
            <text:p>27332779</text:p>
          </table:table-cell>
          <table:table-cell table:style-name="ce3" office:value-type="float" office:value="94656" calcext:value-type="float">
            <text:p>94656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Стекла Разные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Автостекло</text:p>
          </table:table-cell>
          <table:table-cell table:style-name="ce2" office:value-type="float" office:value="93446800" calcext:value-type="float">
            <text:p>93446800</text:p>
          </table:table-cell>
          <table:table-cell table:style-name="ce3" office:value-type="float" office:value="970977227" calcext:value-type="float">
            <text:p>970977227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Эмблеммы и Наклейки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Наклейка для дверной ручки автомобиля</text:p>
          </table:table-cell>
          <table:table-cell table:style-name="ce3" office:value-type="float" office:value="35851667" calcext:value-type="float">
            <text:p>35851667</text:p>
          </table:table-cell>
          <table:table-cell table:style-name="ce3" office:value-type="float" office:value="971006634" calcext:value-type="float">
            <text:p>971006634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/Кондиционер и Детали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Радиатор кондиционера для авто</text:p>
          </table:table-cell>
          <table:table-cell table:style-name="ce3" office:value-type="float" office:value="85833530" calcext:value-type="float">
            <text:p>85833530</text:p>
          </table:table-cell>
          <table:table-cell table:style-name="ce3" office:value-type="float" office:value="970781671" calcext:value-type="float">
            <text:p>970781671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/Отопитель и Печка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3" office:value-type="float" office:value="100186421" calcext:value-type="float">
            <text:p>100186421</text:p>
          </table:table-cell>
          <table:table-cell table:style-name="ce3" office:value-type="float" office:value="971024816" calcext:value-type="float">
            <text:p>971024816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/Вентиляторы Гидромуфты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Вентилятор охлаждения для авто</text:p>
          </table:table-cell>
          <table:table-cell table:style-name="ce3" office:value-type="float" office:value="85835759" calcext:value-type="float">
            <text:p>85835759</text:p>
          </table:table-cell>
          <table:table-cell table:style-name="ce3" office:value-type="float" office:value="970782175" calcext:value-type="float">
            <text:p>970782175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/Радиатор Помпа Расширитель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3" office:value-type="float" office:value="98857" calcext:value-type="float">
            <text:p>98857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Амортизатор Подвески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float" office:value="36201235" calcext:value-type="float">
            <text:p>36201235</text:p>
          </table:table-cell>
          <table:table-cell table:style-name="ce3" office:value-type="float" office:value="970744063" calcext:value-type="float">
            <text:p>970744063</text:p>
          </table:table-cell>
          <table:table-cell table:style-name="ce2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Балансиры Подвески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3" office:value-type="float" office:value="85828600" calcext:value-type="float">
            <text:p>85828600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Балка Подвески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3" office:value-type="float" office:value="85828600" calcext:value-type="float">
            <text:p>85828600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Втулки Разные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3" office:value-type="float" office:value="98928" calcext:value-type="float">
            <text:p>98928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Детали Подвески Разные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3" office:value-type="float" office:value="86295848" calcext:value-type="float">
            <text:p>86295848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Подшипники Разные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3" office:value-type="float" office:value="98945" calcext:value-type="float">
            <text:p>98945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Рычаги Подвески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3" office:value-type="float" office:value="85828600" calcext:value-type="float">
            <text:p>85828600</text:p>
          </table:table-cell>
          <table:table-cell table:style-name="ce3" office:value-type="float" office:value="970849745" calcext:value-type="float">
            <text:p>970849745</text:p>
          </table:table-cell>
          <table:table-cell table:style-name="ce2" office:value-type="string" calcext:value-type="string">
            <text:p>Все товары/Авто/Запчасти/Подвеска/Рычаг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Сайлентблоки Подвески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3" office:value-type="float" office:value="98928" calcext:value-type="float">
            <text:p>98928</text:p>
          </table:table-cell>
          <table:table-cell table:style-name="ce2" office:value-type="string" calcext:value-type="string">
            <text:p>Все товары/Авто/Запчасти/Подвеска/Сайлентбло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Стабилизатор Подвески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Стабилизатор подвески</text:p>
          </table:table-cell>
          <table:table-cell table:style-name="ce2" office:value-type="float" office:value="85825489" calcext:value-type="float">
            <text:p>85825489</text:p>
          </table:table-cell>
          <table:table-cell table:style-name="ce3" office:value-type="float" office:value="98939" calcext:value-type="float">
            <text:p>98939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Шаровые Опоры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float" office:value="85830705" calcext:value-type="float">
            <text:p>85830705</text:p>
          </table:table-cell>
          <table:table-cell table:style-name="ce3" office:value-type="float" office:value="98870" calcext:value-type="float">
            <text:p>98870</text:p>
          </table:table-cell>
          <table:table-cell table:style-name="ce2" office:value-type="string" calcext:value-type="string">
            <text:p>Все товары/Авто/Запчасти/Подвеска/Шаровые опо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Рулевое Управление/Детали Гидроусилителя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3" office:value-type="float" office:value="85832653" calcext:value-type="float">
            <text:p>85832653</text:p>
          </table:table-cell>
          <table:table-cell table:style-name="ce3" office:value-type="float" office:value="98858" calcext:value-type="float">
            <text:p>98858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Рулевое Управление/Детали Рулевого Управления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3" office:value-type="float" office:value="85832653" calcext:value-type="float">
            <text:p>85832653</text:p>
          </table:table-cell>
          <table:table-cell table:style-name="ce3" office:value-type="float" office:value="98858" calcext:value-type="float">
            <text:p>98858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Двери и Детали Дверей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3" office:value-type="float" office:value="970781439" calcext:value-type="float">
            <text:p>970781439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Детали Салона Разные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3" office:value-type="float" office:value="98348" calcext:value-type="float">
            <text:p>98348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Коврики Салона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3" office:value-type="float" office:value="98348" calcext:value-type="float">
            <text:p>98348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едали и Узлы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3" office:value-type="float" office:value="98874" calcext:value-type="float">
            <text:p>98874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одлокотники Подставки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Подлокотник автомобильный</text:p>
          </table:table-cell>
          <table:table-cell table:style-name="ce2" office:value-type="float" office:value="70945311" calcext:value-type="float">
            <text:p>70945311</text:p>
          </table:table-cell>
          <table:table-cell table:style-name="ce3" office:value-type="float" office:value="92189" calcext:value-type="float">
            <text:p>92189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Сиденья и Детали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Автомобильное сиденье</text:p>
          </table:table-cell>
          <table:table-cell table:style-name="ce2" office:value-type="float" office:value="90008317" calcext:value-type="float">
            <text:p>90008317</text:p>
          </table:table-cell>
          <table:table-cell table:style-name="ce3" office:value-type="float" office:value="970960035" calcext:value-type="float">
            <text:p>970960035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Система Мультимедиа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float" office:value="81051414" calcext:value-type="float">
            <text:p>81051414</text:p>
          </table:table-cell>
          <table:table-cell table:style-name="ce3" office:value-type="float" office:value="91493" calcext:value-type="float">
            <text:p>91493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Чехлы на Сиденья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Комплект чехлов на сиденья авто</text:p>
          </table:table-cell>
          <table:table-cell table:style-name="ce2" office:value-type="float" office:value="74170295" calcext:value-type="float">
            <text:p>74170295</text:p>
          </table:table-cell>
          <table:table-cell table:style-name="ce3" office:value-type="float" office:value="970960035" calcext:value-type="float">
            <text:p>970960035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бардачок</text:p>
          </table:table-cell>
          <table:table-cell table:style-name="ce2" office:value-type="float" office:value="3452" calcext:value-type="float">
            <text:p>3452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3" office:value-type="float" office:value="971072759" calcext:value-type="float">
            <text:p>971072759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воздухозаборник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3" office:value-type="float" office:value="85842811" calcext:value-type="float">
            <text:p>85842811</text:p>
          </table:table-cell>
          <table:table-cell table:style-name="ce3" office:value-type="float" office:value="970895070" calcext:value-type="float">
            <text:p>970895070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ручка салона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string" calcext:value-type="string">
            <text:p>Ручка двери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3" office:value-type="float" office:value="970939934" calcext:value-type="float">
            <text:p>970939934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едали</text:p>
          </table:table-cell>
          <table:table-cell table:style-name="ce2" office:value-type="float" office:value="3453" calcext:value-type="float">
            <text:p>3453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3" office:value-type="float" office:value="98874" calcext:value-type="float">
            <text:p>98874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Мотор стеклоочистителя</text:p>
          </table:table-cell>
          <table:table-cell table:style-name="ce3" office:value-type="float" office:value="86470408" calcext:value-type="float">
            <text:p>86470408</text:p>
          </table:table-cell>
          <table:table-cell table:style-name="ce3" office:value-type="float" office:value="970885007" calcext:value-type="float">
            <text:p>970885007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Мотор стеклоподъемника</text:p>
          </table:table-cell>
          <table:table-cell table:style-name="ce2" office:value-type="float" office:value="86472353" calcext:value-type="float">
            <text:p>86472353</text:p>
          </table:table-cell>
          <table:table-cell table:style-name="ce3" office:value-type="float" office:value="970744186" calcext:value-type="float">
            <text:p>970744186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Форсунки Топливные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float" office:value="85842818" calcext:value-type="float">
            <text:p>85842818</text:p>
          </table:table-cell>
          <table:table-cell table:style-name="ce3" office:value-type="float" office:value="98960" calcext:value-type="float">
            <text:p>98960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Бак Топливный и Детали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3" office:value-type="float" office:value="970583533" calcext:value-type="float">
            <text:p>970583533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Дроссель, Газ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Дроссельная заслонка</text:p>
          </table:table-cell>
          <table:table-cell table:style-name="ce2" office:value-type="float" office:value="85842795" calcext:value-type="float">
            <text:p>85842795</text:p>
          </table:table-cell>
          <table:table-cell table:style-name="ce3" office:value-type="float" office:value="98874" calcext:value-type="float">
            <text:p>98874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Топливный Насос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float" office:value="85843113" calcext:value-type="float">
            <text:p>85843113</text:p>
          </table:table-cell>
          <table:table-cell table:style-name="ce3" office:value-type="float" office:value="98860" calcext:value-type="float">
            <text:p>98860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ручник</text:p>
          </table:table-cell>
          <table:table-cell table:style-name="ce2" office:value-type="float" office:value="3455" calcext:value-type="float">
            <text:p>3455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3" office:value-type="float" office:value="1000002233" calcext:value-type="float">
            <text:p>1000002233</text:p>
          </table:table-cell>
          <table:table-cell table:style-name="ce3" office:value-type="float" office:value="971047161" calcext:value-type="float">
            <text:p>971047161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Диски Барабаны Тормозные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Тормозные барабаны</text:p>
          </table:table-cell>
          <table:table-cell table:style-name="ce2" office:value-type="float" office:value="33698167" calcext:value-type="float">
            <text:p>33698167</text:p>
          </table:table-cell>
          <table:table-cell table:style-name="ce3" office:value-type="float" office:value="96164" calcext:value-type="float">
            <text:p>96164</text:p>
          </table:table-cell>
          <table:table-cell table:style-name="ce2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АБС Система Тормозов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Блок ABS (гидроагрегат)</text:p>
          </table:table-cell>
          <table:table-cell table:style-name="ce2" office:value-type="float" office:value="1000001988" calcext:value-type="float">
            <text:p>1000001988</text:p>
          </table:table-cell>
          <table:table-cell table:style-name="ce3" office:value-type="float" office:value="970882084" calcext:value-type="float">
            <text:p>970882084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Колодки Тормозные Накладки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Колодки тормозные</text:p>
          </table:table-cell>
          <table:table-cell table:style-name="ce2" office:value-type="float" office:value="33698187" calcext:value-type="float">
            <text:p>33698187</text:p>
          </table:table-cell>
          <table:table-cell table:style-name="ce3" office:value-type="float" office:value="96167" calcext:value-type="float">
            <text:p>96167</text:p>
          </table:table-cell>
          <table:table-cell table:style-name="ce2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Ручник Тормоз Стояночный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3" office:value-type="float" office:value="1000002233" calcext:value-type="float">
            <text:p>1000002233</text:p>
          </table:table-cell>
          <table:table-cell table:style-name="ce3" office:value-type="float" office:value="971047161" calcext:value-type="float">
            <text:p>971047161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Суппорт Тормозной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Тормозной суппорт</text:p>
          </table:table-cell>
          <table:table-cell table:style-name="ce2" office:value-type="float" office:value="85842995" calcext:value-type="float">
            <text:p>85842995</text:p>
          </table:table-cell>
          <table:table-cell table:style-name="ce3" office:value-type="float" office:value="970725296" calcext:value-type="float">
            <text:p>970725296</text:p>
          </table:table-cell>
          <table:table-cell table:style-name="ce2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Тормозные Запчасти Разные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85842995" calcext:value-type="float">
            <text:p>85842995</text:p>
          </table:table-cell>
          <table:table-cell table:style-name="ce3" office:value-type="float" office:value="970725296" calcext:value-type="float">
            <text:p>970725296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Дифференциал и Запчасти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КПП в сборе</text:p>
          </table:table-cell>
          <table:table-cell table:style-name="ce3" office:value-type="float" office:value="86332057" calcext:value-type="float">
            <text:p>86332057</text:p>
          </table:table-cell>
          <table:table-cell table:style-name="ce3" office:value-type="float" office:value="970889781" calcext:value-type="float">
            <text:p>970889781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Кардан Крестовины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Крестовина карданного вала</text:p>
          </table:table-cell>
          <table:table-cell table:style-name="ce2" office:value-type="float" office:value="85817252" calcext:value-type="float">
            <text:p>85817252</text:p>
          </table:table-cell>
          <table:table-cell table:style-name="ce3" office:value-type="float" office:value="970876394" calcext:value-type="float">
            <text:p>970876394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Коробка Передач и Запчасти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КПП в сборе</text:p>
          </table:table-cell>
          <table:table-cell table:style-name="ce3" office:value-type="float" office:value="85817294" calcext:value-type="float">
            <text:p>85817294</text:p>
          </table:table-cell>
          <table:table-cell table:style-name="ce3" office:value-type="float" office:value="971036617" calcext:value-type="float">
            <text:p>971036617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Мост и Редукторы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3" office:value-type="float" office:value="86332057" calcext:value-type="float">
            <text:p>86332057</text:p>
          </table:table-cell>
          <table:table-cell table:style-name="ce3" office:value-type="float" office:value="971045568" calcext:value-type="float">
            <text:p>971045568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Приводы Полуоси ШРУСы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ШРУС привода</text:p>
          </table:table-cell>
          <table:table-cell table:style-name="ce2" office:value-type="float" office:value="36201240" calcext:value-type="float">
            <text:p>36201240</text:p>
          </table:table-cell>
          <table:table-cell table:style-name="ce3" office:value-type="float" office:value="98968" calcext:value-type="float">
            <text:p>98968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аздатка и Запчасти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КПП в сборе</text:p>
          </table:table-cell>
          <table:table-cell table:style-name="ce3" office:value-type="float" office:value="86332057" calcext:value-type="float">
            <text:p>86332057</text:p>
          </table:table-cell>
          <table:table-cell table:style-name="ce3" office:value-type="float" office:value="971097467" calcext:value-type="float">
            <text:p>971097467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едуктор Моста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3" office:value-type="float" office:value="971045568" calcext:value-type="float">
            <text:p>971045568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ессоры Пуружины Торсионы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Рессора подвески для авто</text:p>
          </table:table-cell>
          <table:table-cell table:style-name="ce2" office:value-type="float" office:value="86295848" calcext:value-type="float">
            <text:p>86295848</text:p>
          </table:table-cell>
          <table:table-cell table:style-name="ce3" office:value-type="float" office:value="971047426" calcext:value-type="float">
            <text:p>971047426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Ступицы и Запчасти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3" office:value-type="float" office:value="98945" calcext:value-type="float">
            <text:p>98945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Сцепление и Запчасти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float" office:value="85835774" calcext:value-type="float">
            <text:p>85835774</text:p>
          </table:table-cell>
          <table:table-cell table:style-name="ce3" office:value-type="float" office:value="98840" calcext:value-type="float">
            <text:p>98840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Лампы Фар и Подсветки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3" office:value-type="float" office:value="970687095" calcext:value-type="float">
            <text:p>970687095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Повторитель указателя поворота</text:p>
          </table:table-cell>
          <table:table-cell table:style-name="ce2" office:value-type="float" office:value="99426242" calcext:value-type="float">
            <text:p>99426242</text:p>
          </table:table-cell>
          <table:table-cell table:style-name="ce3" office:value-type="float" office:value="970854830" calcext:value-type="float">
            <text:p>970854830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ары Разные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3" office:value-type="float" office:value="970687095" calcext:value-type="float">
            <text:p>970687095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онари и Сигнализация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Фонарь задний для авто</text:p>
          </table:table-cell>
          <table:table-cell table:style-name="ce2" office:value-type="float" office:value="85797441" calcext:value-type="float">
            <text:p>85797441</text:p>
          </table:table-cell>
          <table:table-cell table:style-name="ce3" office:value-type="float" office:value="970687094" calcext:value-type="float">
            <text:p>970687094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/Ремни Приводные и ГРМ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Ремень приводной и ГРМ</text:p>
          </table:table-cell>
          <table:table-cell table:style-name="ce2" office:value-type="float" office:value="33697155" calcext:value-type="float">
            <text:p>33697155</text:p>
          </table:table-cell>
          <table:table-cell table:style-name="ce3" office:value-type="float" office:value="98801" calcext:value-type="float">
            <text:p>98801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/Фильтры и Корпусы Фильтров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3" office:value-type="float" office:value="96175" calcext:value-type="float">
            <text:p>96175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Блоки Управления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Блок управления для авто</text:p>
          </table:table-cell>
          <table:table-cell table:style-name="ce2" office:value-type="float" office:value="85843091" calcext:value-type="float">
            <text:p>85843091</text:p>
          </table:table-cell>
          <table:table-cell table:style-name="ce3" office:value-type="float" office:value="971005681" calcext:value-type="float">
            <text:p>971005681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Переключатель салона авто</text:p>
          </table:table-cell>
          <table:table-cell table:style-name="ce2" office:value-type="float" office:value="92145050" calcext:value-type="float">
            <text:p>92145050</text:p>
          </table:table-cell>
          <table:table-cell table:style-name="ce3" office:value-type="float" office:value="970889789" calcext:value-type="float">
            <text:p>970889789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Генераторы и Запчасти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Автомобильный генератор</text:p>
          </table:table-cell>
          <table:table-cell table:style-name="ce2" office:value-type="float" office:value="61852812" calcext:value-type="float">
            <text:p>61852812</text:p>
          </table:table-cell>
          <table:table-cell table:style-name="ce3" office:value-type="float" office:value="970707037" calcext:value-type="float">
            <text:p>970707037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Датчики Разные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Датчик для авто</text:p>
          </table:table-cell>
          <table:table-cell table:style-name="ce2" office:value-type="float" office:value="85843109" calcext:value-type="float">
            <text:p>85843109</text:p>
          </table:table-cell>
          <table:table-cell table:style-name="ce3" office:value-type="float" office:value="970885016" calcext:value-type="float">
            <text:p>970885016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едохранители Разные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Предохранитель для авто</text:p>
          </table:table-cell>
          <table:table-cell table:style-name="ce2" office:value-type="float" office:value="85843120" calcext:value-type="float">
            <text:p>85843120</text:p>
          </table:table-cell>
          <table:table-cell table:style-name="ce3" office:value-type="float" office:value="92190" calcext:value-type="float">
            <text:p>92190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иборы и Панель Приборов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3" office:value-type="float" office:value="971072759" calcext:value-type="float">
            <text:p>971072759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икуриватель и Детали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Розетка 12v, прикуриватель, USB/AUX выход</text:p>
          </table:table-cell>
          <table:table-cell table:style-name="ce2" office:value-type="float" office:value="92496695" calcext:value-type="float">
            <text:p>92496695</text:p>
          </table:table-cell>
          <table:table-cell table:style-name="ce3" office:value-type="float" office:value="65454055" calcext:value-type="float">
            <text:p>65454055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оводка и Провода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Проводка для авто</text:p>
          </table:table-cell>
          <table:table-cell table:style-name="ce2" office:value-type="float" office:value="85843110" calcext:value-type="float">
            <text:p>85843110</text:p>
          </table:table-cell>
          <table:table-cell table:style-name="ce3" office:value-type="float" office:value="94674" calcext:value-type="float">
            <text:p>94674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Реле Разные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Реле для авто</text:p>
          </table:table-cell>
          <table:table-cell table:style-name="ce2" office:value-type="float" office:value="85844627" calcext:value-type="float">
            <text:p>85844627</text:p>
          </table:table-cell>
          <table:table-cell table:style-name="ce3" office:value-type="float" office:value="98910" calcext:value-type="float">
            <text:p>98910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Стартер Двигателя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Комплектующие стартера для авто</text:p>
          </table:table-cell>
          <table:table-cell table:style-name="ce2" office:value-type="float" office:value="85844666" calcext:value-type="float">
            <text:p>85844666</text:p>
          </table:table-cell>
          <table:table-cell table:style-name="ce3" office:value-type="float" office:value="98941" calcext:value-type="float">
            <text:p>98941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Электрические Детали Разные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3" office:value-type="float" office:value="83312570" calcext:value-type="float">
            <text:p>83312570</text:p>
          </table:table-cell>
          <table:table-cell table:style-name="ce3" office:value-type="float" office:value="91783" calcext:value-type="float">
            <text:p>91783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40">
          <table:table-cell table:style-name="ce2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9">
          <table:table-cell table:style-name="ce2" table:number-columns-repeated="2"/>
          <table:table-cell table:number-columns-repeated="1022"/>
        </table:table-row>
        <table:table-row table:style-name="ro1" table:number-rows-repeated="5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4">
          <table:table-cell table:style-name="ce2" table:number-columns-repeated="2"/>
          <table:table-cell table:number-columns-repeated="1022"/>
        </table:table-row>
        <table:table-row table:style-name="ro2" table:number-rows-repeated="10483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4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6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 calcext:value-type="string">
            <text:p>Автотюнинг/Прицепы Фаркопы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Фарко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втотюнинг/Прицепы Фаркопы/Седельные Устройства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Фарко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Набор Автомобилиста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Автоаварийный набор</text:p>
          </table:table-cell>
          <table:table-cell table:style-name="ce2" office:value-type="float" office:value="27332699" calcext:value-type="float">
            <text:p>27332699</text:p>
          </table:table-cell>
          <table:table-cell table:style-name="ce2" office:value-type="string" calcext:value-type="string">
            <text:p>Аварийный набор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Аварийный набо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Набор Автомобилиста/Жилеты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float" office:value="87138242" calcext:value-type="float">
            <text:p>87138242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Светоотражающий жилет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Щетки Скребки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Каркасная щетка стеклоочистителя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Каркасная щетка стеклоочист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Щетки Скребки/Скребки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Автомобильная щетка для снега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Автомобильная щетка для снег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Аксессуары/Щетки Скребки/Щетки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Автомобильная щетка для снега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6"/>
          <table:table-cell table:style-name="ce2" office:value-type="string" calcext:value-type="string">
            <text:p>Автомобильная щетка для снег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4" office:value-type="string" calcext:value-type="string">
            <text:p>Мотор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4" office:value-type="string" calcext:value-type="string">
            <text:p>Мотор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антифриз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string" calcext:value-type="string">
            <text:p>Автохимия - Антифриз, тосол</text:p>
          </table:table-cell>
          <table:table-cell table:style-name="ce2" office:value-type="float" office:value="33717357" calcext:value-type="float">
            <text:p>33717357</text:p>
          </table:table-cell>
          <table:table-cell table:style-name="ce2" office:value-type="string" calcext:value-type="string">
            <text:p>Антифриз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Антифри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Герметики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string" calcext:value-type="string">
            <text:p>Автохимия - Герметик, клей</text:p>
          </table:table-cell>
          <table:table-cell table:style-name="ce2" office:value-type="float" office:value="33717355" calcext:value-type="float">
            <text:p>33717355</text:p>
          </table:table-cell>
          <table:table-cell table:style-name="ce2" office:value-type="string" calcext:value-type="string">
            <text:p>Герметик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Гермети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двигатель масло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4" office:value-type="string" calcext:value-type="string">
            <text:p>Мотор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4" office:value-type="string" calcext:value-type="string">
            <text:p>Мотор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жидкость тормозная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string" calcext:value-type="string">
            <text:p>Автохимия - Тормозная жидкость</text:p>
          </table:table-cell>
          <table:table-cell table:style-name="ce2" office:value-type="float" office:value="33717368" calcext:value-type="float">
            <text:p>33717368</text:p>
          </table:table-cell>
          <table:table-cell table:style-name="ce2" office:value-type="string" calcext:value-type="string">
            <text:p>Тормозная жидкость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ормозная жидкость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коробка масло</text:p>
          </table:table-cell>
          <table:table-cell table:style-name="ce2" office:value-type="float" office:value="3387" calcext:value-type="float">
            <text:p>3387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акпп</text:p>
          </table:table-cell>
          <table:table-cell table:style-name="ce2" office:value-type="float" office:value="3084" calcext:value-type="float">
            <text:p>3084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гур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Гидравлическ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Гидравлическ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моста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Незамерзайка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string" calcext:value-type="string">
            <text:p>Автохимия - Жидкость для стеклоомывателя</text:p>
          </table:table-cell>
          <table:table-cell table:style-name="ce2" office:value-type="float" office:value="33725549" calcext:value-type="float">
            <text:p>33725549</text:p>
          </table:table-cell>
          <table:table-cell table:style-name="ce2" office:value-type="string" calcext:value-type="string">
            <text:p>Жидкость стеклоомывателя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Жидкость стеклоомыв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раздатка масло</text:p>
          </table:table-cell>
          <table:table-cell table:style-name="ce2" office:value-type="float" office:value="3241" calcext:value-type="float">
            <text:p>3241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редуктор масло</text:p>
          </table:table-cell>
          <table:table-cell table:style-name="ce2" office:value-type="float" office:value="3248" calcext:value-type="float">
            <text:p>3248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Трансмиссионное мас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Смазки разные</text:p>
          </table:table-cell>
          <table:table-cell table:style-name="ce2" office:value-type="float" office:value="3461" calcext:value-type="float">
            <text:p>3461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2" office:value-type="string" calcext:value-type="string">
            <text:p>Смазка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Смазк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Жидкости Автохимия/Масло и Жидкости/фиксатор резьбы</text:p>
          </table:table-cell>
          <table:table-cell table:style-name="ce2" office:value-type="float" office:value="3448" calcext:value-type="float">
            <text:p>3448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2" office:value-type="string" calcext:value-type="string">
            <text:p>Смазка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6"/>
          <table:table-cell table:style-name="ce2" office:value-type="string" calcext:value-type="string">
            <text:p>Смазк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Аккумуляторы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string" calcext:value-type="string">
            <text:p>Все товары/Авто/Запчасти/Аккумуляторы</text:p>
          </table:table-cell>
          <table:table-cell table:number-columns-repeated="16"/>
          <table:table-cell table:style-name="ce2" office:value-type="string" calcext:value-type="string">
            <text:p>Аккумулятор автомобиль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Аккумуляторы/Аккумуляторная Батарея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6"/>
          <table:table-cell table:style-name="ce2" office:value-type="string" calcext:value-type="string">
            <text:p>Аккумулятор автомобиль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Воздушная Система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Выхлопная труба</text:p>
          </table:table-cell>
          <table:table-cell table:style-name="ce2" office:value-type="string" calcext:value-type="string">
            <text:p>Все товары/Авто/Запчасти/Фильтры/Воздушные фильтры</text:p>
          </table:table-cell>
          <table:table-cell table:number-columns-repeated="16"/>
          <table:table-cell table:style-name="ce2" office:value-type="string" calcext:value-type="string">
            <text:p>Выхлопная труб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Воздушная Система/Компрессор Воздуха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Компрессор климатической установки для авто</text:p>
          </table:table-cell>
          <table:table-cell table:style-name="ce2" office:value-type="float" office:value="85833494" calcext:value-type="float">
            <text:p>85833494</text:p>
          </table:table-cell>
          <table:table-cell table:style-name="ce2" office:value-type="string" calcext:value-type="string">
            <text:p>Компресс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Компрессор кондиционе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Выхлопная Система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Выхлопная труба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6"/>
          <table:table-cell table:style-name="ce2" office:value-type="string" calcext:value-type="string">
            <text:p>Выхлопная труб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Выхлопная Система/Глушители Катализаторы ЕГР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Труба глушителя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6"/>
          <table:table-cell table:style-name="ce2" office:value-type="string" calcext:value-type="string">
            <text:p>Труба глуш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ГБЦ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Блок Двигателя и Цилиндров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Блок цилиндров</text:p>
          </table:table-cell>
          <table:table-cell table:style-name="ce2" office:value-type="float" office:value="85806235" calcext:value-type="float">
            <text:p>85806235</text:p>
          </table:table-cell>
          <table:table-cell table:style-name="ce2" office:value-type="string" calcext:value-type="string">
            <text:p>Гильза цилиндра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Гильза цилинд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Головка и ГРМ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Головка блока цилиндров</text:p>
          </table:table-cell>
          <table:table-cell table:style-name="ce2" office:value-type="float" office:value="85806968" calcext:value-type="float">
            <text:p>85806968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ГБЦ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Детали Двигателя Разные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ГБЦ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Картер Поддон Двигателя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Масляный поддон для авто</text:p>
          </table:table-cell>
          <table:table-cell table:style-name="ce2" office:value-type="float" office:value="86292271" calcext:value-type="float">
            <text:p>86292271</text:p>
          </table:table-cell>
          <table:table-cell table:style-name="ce2" office:value-type="string" calcext:value-type="string">
            <text:p>Поддон картер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Поддон картера двиг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Клапаны Разные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Клапан ДВС</text:p>
          </table:table-cell>
          <table:table-cell table:style-name="ce2" office:value-type="float" office:value="85814340" calcext:value-type="float">
            <text:p>85814340</text:p>
          </table:table-cell>
          <table:table-cell table:style-name="ce4" office:value-type="string" calcext:value-type="string">
            <text:p>Клапан топливны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4" office:value-type="string" calcext:value-type="string">
            <text:p>Клапан топлив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Коленвал и Поршневая Группа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Коленчатый вал</text:p>
          </table:table-cell>
          <table:table-cell table:style-name="ce2" office:value-type="float" office:value="85807223" calcext:value-type="float">
            <text:p>85807223</text:p>
          </table:table-cell>
          <table:table-cell table:style-name="ce2" office:value-type="string" calcext:value-type="string">
            <text:p>Вал коленчаты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Вал коленчат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Коллектор Впускной Выпускной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Впускной коллектор</text:p>
          </table:table-cell>
          <table:table-cell table:style-name="ce2" office:value-type="float" office:value="33698198" calcext:value-type="float">
            <text:p>33698198</text:p>
          </table:table-cell>
          <table:table-cell table:style-name="ce2" office:value-type="string" calcext:value-type="string">
            <text:p>Коллектор впускно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Коллектор впускно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Подушки Опоры Двигателя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Опора двигателя и КПП</text:p>
          </table:table-cell>
          <table:table-cell table:style-name="ce2" office:value-type="float" office:value="33696914" calcext:value-type="float">
            <text:p>33696914</text:p>
          </table:table-cell>
          <table:table-cell table:style-name="ce4" office:value-type="string" calcext:value-type="string">
            <text:p>Подуш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4" office:value-type="string" calcext:value-type="string">
            <text:p>Подушка двиг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Прокладки Разные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Прокладка двиг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Распредвал и Детали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Распределительный вал</text:p>
          </table:table-cell>
          <table:table-cell table:style-name="ce2" office:value-type="float" office:value="85813116" calcext:value-type="float">
            <text:p>85813116</text:p>
          </table:table-cell>
          <table:table-cell table:style-name="ce2" office:value-type="string" calcext:value-type="string">
            <text:p>Распредвал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Распредвал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Сальники Разные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Прокладка двиг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Сисиема Зажигания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Катушка зажигания и составляющие</text:p>
          </table:table-cell>
          <table:table-cell table:style-name="ce2" office:value-type="float" office:value="85835327" calcext:value-type="float">
            <text:p>8583532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Турбина и Интеркуллер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Турбина для авто</text:p>
          </table:table-cell>
          <table:table-cell table:style-name="ce2" office:value-type="float" office:value="85842792" calcext:value-type="float">
            <text:p>85842792</text:p>
          </table:table-cell>
          <table:table-cell table:style-name="ce2" office:value-type="string" calcext:value-type="string">
            <text:p>Турбокомпрессор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Турбокомпрессо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Детали Двигателя/Цепи Грм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Цепь приводная и ГРМ</text:p>
          </table:table-cell>
          <table:table-cell table:style-name="ce2" office:value-type="float" office:value="85813696" calcext:value-type="float">
            <text:p>85813696</text:p>
          </table:table-cell>
          <table:table-cell table:style-name="ce2" office:value-type="string" calcext:value-type="string">
            <text:p>Цепь ГРМ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6"/>
          <table:table-cell table:style-name="ce2" office:value-type="string" calcext:value-type="string">
            <text:p>Цепь ГРМ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Инструменты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2" office:value-type="string" calcext:value-type="string">
            <text:p>Набор инструментов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Набор инструментов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Инструменты/Домкраты Рукоятки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float" office:value="27332793" calcext:value-type="float">
            <text:p>27332793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Домкрат автомобиль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Инструменты/Ключи Съемники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2" office:value-type="string" calcext:value-type="string">
            <text:p>Набор инструментов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Набор инструментов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олеса Шины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2" office:value-type="string" calcext:value-type="string">
            <text:p>Шины для легковых автомобиле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Шины для легковых автомобиле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олеса Шины/Колеса Шины Диски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2" office:value-type="string" calcext:value-type="string">
            <text:p>Шины для легковых автомобиле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6"/>
          <table:table-cell table:style-name="ce2" office:value-type="string" calcext:value-type="string">
            <text:p>Шины для легковых автомобиле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репеж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репеж/Крепеж разный</text:p>
          </table:table-cell>
          <table:table-cell table:style-name="ce2" office:value-type="float" office:value="3443" calcext:value-type="float">
            <text:p>3443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Антенна Наружная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Антенна автомобильная</text:p>
          </table:table-cell>
          <table:table-cell table:style-name="ce2" office:value-type="float" office:value="27332738" calcext:value-type="float">
            <text:p>27332738</text:p>
          </table:table-cell>
          <table:table-cell table:style-name="ce2" office:value-type="string" calcext:value-type="string">
            <text:p>Автомобильная антенна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Автомобильная антенн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Багажный Отсек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Крышка багажника автомобильная</text:p>
          </table:table-cell>
          <table:table-cell table:style-name="ce2" office:value-type="float" office:value="93446788" calcext:value-type="float">
            <text:p>93446788</text:p>
          </table:table-cell>
          <table:table-cell table:style-name="ce2" office:value-type="string" calcext:value-type="string">
            <text:p>Кузовная накладка</text:p>
          </table:table-cell>
          <table:table-cell table:style-name="ce2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6"/>
          <table:table-cell table:style-name="ce2" office:value-type="string" calcext:value-type="string">
            <text:p>Кузовная накладк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Бамперы и Детали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Бампер автомобильный</text:p>
          </table:table-cell>
          <table:table-cell table:style-name="ce2" office:value-type="float" office:value="93446789" calcext:value-type="float">
            <text:p>93446789</text:p>
          </table:table-cell>
          <table:table-cell table:style-name="ce2" office:value-type="string" calcext:value-type="string">
            <text:p>Бампер</text:p>
          </table:table-cell>
          <table:table-cell table:style-name="ce2" office:value-type="string" calcext:value-type="string">
            <text:p>Все товары/Авто/Запчасти/Кузовные детали/Бамперы</text:p>
          </table:table-cell>
          <table:table-cell table:number-columns-repeated="16"/>
          <table:table-cell table:style-name="ce2" office:value-type="string" calcext:value-type="string">
            <text:p>Бампе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Бачки Разные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Расширительный бачок для авто</text:p>
          </table:table-cell>
          <table:table-cell table:style-name="ce2" office:value-type="float" office:value="87892132" calcext:value-type="float">
            <text:p>87892132</text:p>
          </table:table-cell>
          <table:table-cell table:style-name="ce2" office:value-type="string" calcext:value-type="string">
            <text:p>Бачок расширительный для авто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Бачок расширительный для авт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Брызговики Колес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float" office:value="27332785" calcext:value-type="float">
            <text:p>27332785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Брызгови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Дефлекторы Разные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2" office:value-type="string" calcext:value-type="string">
            <text:p>Дефлектор для окон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Дефлектор для окон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Замки Разные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Замок автомобильный</text:p>
          </table:table-cell>
          <table:table-cell table:style-name="ce2" office:value-type="float" office:value="92145042" calcext:value-type="float">
            <text:p>92145042</text:p>
          </table:table-cell>
          <table:table-cell table:style-name="ce2" office:value-type="string" calcext:value-type="string">
            <text:p>Замок двери авто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6"/>
          <table:table-cell table:style-name="ce2" office:value-type="string" calcext:value-type="string">
            <text:p>Замок двери авт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Зеркала и Детали Зеркал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Зеркало боковое автомобильное</text:p>
          </table:table-cell>
          <table:table-cell table:style-name="ce2" office:value-type="float" office:value="99426212" calcext:value-type="float">
            <text:p>99426212</text:p>
          </table:table-cell>
          <table:table-cell table:style-name="ce2" office:value-type="string" calcext:value-type="string">
            <text:p>Боковое зеркало</text:p>
          </table:table-cell>
          <table:table-cell table:style-name="ce2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6"/>
          <table:table-cell table:style-name="ce2" office:value-type="string" calcext:value-type="string">
            <text:p>Боковое зеркал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Кабина, Кузов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Капот и Детали Капота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Капот автомобильный</text:p>
          </table:table-cell>
          <table:table-cell table:style-name="ce2" office:value-type="float" office:value="93446777" calcext:value-type="float">
            <text:p>9344677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Капоты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Крылья Арки Подкрылки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float" office:value="93446776" calcext:value-type="float">
            <text:p>93446776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string" calcext:value-type="string">
            <text:p>Все товары/Авто/Запчасти/Кузовные детали/Крылья</text:p>
          </table:table-cell>
          <table:table-cell table:number-columns-repeated="16"/>
          <table:table-cell table:style-name="ce2" office:value-type="string" calcext:value-type="string">
            <text:p>Крыло автомобильно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Подрамник Рама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 table:style-name="ce2" office:value-type="string" calcext:value-type="string">
            <text:p>Накладки на порог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Накладки на порог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Пороги Кузова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 table:style-name="ce2" office:value-type="string" calcext:value-type="string">
            <text:p>Накладки на порог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Накладки на порог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Ручки Разные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Ручка двери автомобильная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Ручки дверные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Спойлеры Разные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Стекла Разные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Автостекло</text:p>
          </table:table-cell>
          <table:table-cell table:style-name="ce2" office:value-type="float" office:value="93446800" calcext:value-type="float">
            <text:p>93446800</text:p>
          </table:table-cell>
          <table:table-cell table:style-name="ce2" office:value-type="string" calcext:value-type="string">
            <text:p>Стекло боково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Стекло боково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Кузовные Детали/Эмблеммы и Наклейки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Наклейка для дверной ручки автомобиля</text:p>
          </table:table-cell>
          <table:table-cell table:style-name="ce2" office:value-type="float" office:value="99658513" calcext:value-type="float">
            <text:p>99658513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топление Климат Контроль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топление Климат Контроль/Кондиционер и Детали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Радиатор кондиционера для авто</text:p>
          </table:table-cell>
          <table:table-cell table:style-name="ce2" office:value-type="float" office:value="85833530" calcext:value-type="float">
            <text:p>85833530</text:p>
          </table:table-cell>
          <table:table-cell table:style-name="ce2" office:value-type="string" calcext:value-type="string">
            <text:p>Радиат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кондиционе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топление Климат Контроль/Отопитель и Печка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 table:style-name="ce2" office:value-type="string" calcext:value-type="string">
            <text:p>Радиат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кондиционе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хлаждение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охлажд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хлаждение/Вентиляторы Гидромуфты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Вентилятор охлаждения для авто</text:p>
          </table:table-cell>
          <table:table-cell table:style-name="ce2" office:value-type="float" office:value="85835759" calcext:value-type="float">
            <text:p>8583575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охлажд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Охлаждение/Радиатор Помпа Расширитель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6"/>
          <table:table-cell table:style-name="ce2" office:value-type="string" calcext:value-type="string">
            <text:p>Радиатор охлажд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Амортизатор Подвески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float" office:value="36201235" calcext:value-type="float">
            <text:p>36201235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6"/>
          <table:table-cell table:style-name="ce2" office:value-type="string" calcext:value-type="string">
            <text:p>Амортизатор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Балансиры Подвески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Рычаг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Балка Подвески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Рычаг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Втулки Разные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2" office:value-type="string" calcext:value-type="string">
            <text:p>Сайлентблок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Сайлентбло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Детали Подвески Разные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Рычаг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Подшипники Разные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Рычаги Подвески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/Рычаги</text:p>
          </table:table-cell>
          <table:table-cell table:number-columns-repeated="16"/>
          <table:table-cell table:style-name="ce2" office:value-type="string" calcext:value-type="string">
            <text:p>Рычаг подвески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Сайлентблоки Подвески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2" office:value-type="string" calcext:value-type="string">
            <text:p>Сайлентблок</text:p>
          </table:table-cell>
          <table:table-cell table:style-name="ce2" office:value-type="string" calcext:value-type="string">
            <text:p>Все товары/Авто/Запчасти/Подвеска/Сайлентблоки</text:p>
          </table:table-cell>
          <table:table-cell table:number-columns-repeated="16"/>
          <table:table-cell table:style-name="ce2" office:value-type="string" calcext:value-type="string">
            <text:p>Сайлентбло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Стабилизатор Подвески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Стабилизатор подвески</text:p>
          </table:table-cell>
          <table:table-cell table:style-name="ce2" office:value-type="float" office:value="85825489" calcext:value-type="float">
            <text:p>85825489</text:p>
          </table:table-cell>
          <table:table-cell table:style-name="ce2" office:value-type="string" calcext:value-type="string">
            <text:p>Стойка стабилизатора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6"/>
          <table:table-cell table:style-name="ce2" office:value-type="string" calcext:value-type="string">
            <text:p>Стойка стабилизато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Подвеска/Шаровые Опоры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float" office:value="85830705" calcext:value-type="float">
            <text:p>85830705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string" calcext:value-type="string">
            <text:p>Все товары/Авто/Запчасти/Подвеска/Шаровые опоры</text:p>
          </table:table-cell>
          <table:table-cell table:number-columns-repeated="16"/>
          <table:table-cell table:style-name="ce2" office:value-type="string" calcext:value-type="string">
            <text:p>Опора шарова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Рулевое Управление/Детали Гидроусилителя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 table:style-name="ce4" office:value-type="string" calcext:value-type="string">
            <text:p>Запчасти рулевого управления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6"/>
          <table:table-cell table:style-name="ce4" office:value-type="string" calcext:value-type="string">
            <text:p>Запчасти рулевого управл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Рулевое Управление/Детали Рулевого Управления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 table:style-name="ce4" office:value-type="string" calcext:value-type="string">
            <text:p>Запчасти рулевого управления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6"/>
          <table:table-cell table:style-name="ce4" office:value-type="string" calcext:value-type="string">
            <text:p>Запчасти рулевого управл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Двери и Детали Дверей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Детали Салона Разные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Коврики Салона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2" office:value-type="string" calcext:value-type="string">
            <text:p>Коврики в салон автомобил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Коврики в салон автомоби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Педали и Узлы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Педаль акселерато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Подлокотники Подставки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Подлокотник автомобильный</text:p>
          </table:table-cell>
          <table:table-cell table:style-name="ce2" office:value-type="float" office:value="70945311" calcext:value-type="float">
            <text:p>70945311</text:p>
          </table:table-cell>
          <table:table-cell table:style-name="ce2" office:value-type="string" calcext:value-type="string">
            <text:p>Подлокотник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Подлокотни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Сиденья и Детали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Автомобильное сиденье</text:p>
          </table:table-cell>
          <table:table-cell table:style-name="ce2" office:value-type="float" office:value="90008317" calcext:value-type="float">
            <text:p>90008317</text:p>
          </table:table-cell>
          <table:table-cell table:style-name="ce2" office:value-type="string" calcext:value-type="string">
            <text:p>Чехлы на сидень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Чехлы на сидень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Система Мультимедиа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float" office:value="81051414" calcext:value-type="float">
            <text:p>81051414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Автомобильный монито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Чехлы на Сиденья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Комплект чехлов на сиденья авто</text:p>
          </table:table-cell>
          <table:table-cell table:style-name="ce2" office:value-type="float" office:value="74170295" calcext:value-type="float">
            <text:p>74170295</text:p>
          </table:table-cell>
          <table:table-cell table:style-name="ce2" office:value-type="string" calcext:value-type="string">
            <text:p>Чехлы на сидень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Чехлы на сидень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бардачок</text:p>
          </table:table-cell>
          <table:table-cell table:style-name="ce2" office:value-type="float" office:value="3452" calcext:value-type="float">
            <text:p>3452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2" office:value-type="string" calcext:value-type="string">
            <text:p>Накидка на приборную панель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Накидка на приборную панель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воздухозаборник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2" office:value-type="string" calcext:value-type="string">
            <text:p>Накидка на приборную панель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Воздухозаборни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ручка салона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string" calcext:value-type="string">
            <text:p>Ручка двери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2" office:value-type="string" calcext:value-type="string">
            <text:p>Накидка на приборную панель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Ручка дверная автомобильна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алон Интерьер/педали</text:p>
          </table:table-cell>
          <table:table-cell table:style-name="ce2" office:value-type="float" office:value="3453" calcext:value-type="float">
            <text:p>3453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2" office:value-type="string" calcext:value-type="string">
            <text:p>Воздухозаборник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6"/>
          <table:table-cell table:style-name="ce2" office:value-type="string" calcext:value-type="string">
            <text:p>Педаль акселерато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Трапеция стеклоподъемника</text:p>
          </table:table-cell>
          <table:table-cell table:style-name="ce2" office:value-type="float" office:value="87891853" calcext:value-type="float">
            <text:p>87891853</text:p>
          </table:table-cell>
          <table:table-cell table:style-name="ce2" office:value-type="string" calcext:value-type="string">
            <text:p>Ручка дверная автомобильна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6"/>
          <table:table-cell table:style-name="ce2" office:value-type="string" calcext:value-type="string">
            <text:p>Трапеция стеклоочист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Мотор стеклоочистителя</text:p>
          </table:table-cell>
          <table:table-cell table:style-name="ce2" office:value-type="float" office:value="86471711" calcext:value-type="float">
            <text:p>86471711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6"/>
          <table:table-cell table:style-name="ce2" office:value-type="string" calcext:value-type="string">
            <text:p>Трапеция стеклоочист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Мотор стеклоподъемника</text:p>
          </table:table-cell>
          <table:table-cell table:style-name="ce2" office:value-type="float" office:value="86472353" calcext:value-type="float">
            <text:p>86472353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6"/>
          <table:table-cell table:style-name="ce2" office:value-type="string" calcext:value-type="string">
            <text:p>Трапеция стеклоочисти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/Форсунки Топливные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float" office:value="85842818" calcext:value-type="float">
            <text:p>85842818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Форсунка топливна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/Бак Топливный и Детали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Топливный бак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/Дроссель, Газ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Дроссельная заслонка</text:p>
          </table:table-cell>
          <table:table-cell table:style-name="ce2" office:value-type="float" office:value="85842795" calcext:value-type="float">
            <text:p>85842795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Педаль акселерато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пливная Система/Топливный Насос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float" office:value="85843113" calcext:value-type="float">
            <text:p>85843113</text:p>
          </table:table-cell>
          <table:table-cell table:style-name="ce2" office:value-type="string" calcext:value-type="string">
            <text:p>Топливный бак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6"/>
          <table:table-cell table:style-name="ce2" office:value-type="string" calcext:value-type="string">
            <text:p>Насос топливны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ручник</text:p>
          </table:table-cell>
          <table:table-cell table:style-name="ce2" office:value-type="float" office:value="3455" calcext:value-type="float">
            <text:p>3455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Диски Барабаны Тормозные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Тормозные барабаны</text:p>
          </table:table-cell>
          <table:table-cell table:style-name="ce2" office:value-type="float" office:value="33698167" calcext:value-type="float">
            <text:p>3369816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6"/>
          <table:table-cell table:style-name="ce2" office:value-type="string" calcext:value-type="string">
            <text:p>Барабан тормозно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АБС Система Тормозов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Блок ABS (гидроагрегат)</text:p>
          </table:table-cell>
          <table:table-cell table:style-name="ce2" office:value-type="float" office:value="1000001988" calcext:value-type="float">
            <text:p>100000198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6"/>
          <table:table-cell table:style-name="ce2" office:value-type="string" calcext:value-type="string">
            <text:p>Датчик ABS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Колодки Тормозные Накладки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Колодки тормозные</text:p>
          </table:table-cell>
          <table:table-cell table:style-name="ce2" office:value-type="float" office:value="33698187" calcext:value-type="float">
            <text:p>33698187</text:p>
          </table:table-cell>
          <table:table-cell table:style-name="ce2" office:value-type="string" calcext:value-type="string">
            <text:p>Барабан тормозной</text:p>
          </table:table-cell>
          <table:table-cell table:style-name="ce2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6"/>
          <table:table-cell table:style-name="ce5" office:value-type="string" calcext:value-type="string">
            <text:p><text:a xlink:href="https://www.ozon.ru/category/tormoznye-kolodki-diskovye/" xlink:type="simple">Тормозные колодки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Ручник Тормоз Стояночный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Датчик ABS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Суппорт Тормозной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Тормозной суппорт</text:p>
          </table:table-cell>
          <table:table-cell table:style-name="ce2" office:value-type="float" office:value="85842995" calcext:value-type="float">
            <text:p>85842995</text:p>
          </table:table-cell>
          <table:table-cell table:style-name="ce5" office:value-type="string" calcext:value-type="string">
            <text:p><text:a xlink:href="https://www.ozon.ru/category/tormoznye-kolodki-diskovye/" xlink:type="simple">Тормозные колодки</text:a></text:p>
          </table:table-cell>
          <table:table-cell table:style-name="ce2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6"/>
          <table:table-cell table:style-name="ce2" office:value-type="string" calcext:value-type="string">
            <text:p>Суппорты тормоз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ормозная Система/Тормозные Запчасти Разные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Суппорты тормоз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Дифференциал и Запчасти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Кардан Крестовины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Крестовина карданного вала</text:p>
          </table:table-cell>
          <table:table-cell table:style-name="ce2" office:value-type="float" office:value="85817252" calcext:value-type="float">
            <text:p>85817252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5" office:value-type="string" calcext:value-type="string">
            <text:p><text:a xlink:href="https://www.ozon.ru/category/krestoviny-kardannogo-vala/" xlink:type="simple">Крестовина карданного вала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Коробка Передач и Запчасти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Мост и Редукторы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5" office:value-type="string" calcext:value-type="string">
            <text:p><text:a xlink:href="https://www.ozon.ru/category/krestoviny-kardannogo-vala/" xlink:type="simple">Крестовина карданного вала</text:a>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Редуктор заднего мост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Приводы Полуоси ШРУСы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ШРУС привода</text:p>
          </table:table-cell>
          <table:table-cell table:style-name="ce2" office:value-type="float" office:value="36201240" calcext:value-type="float">
            <text:p>3620124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Привод в сборе, Полуось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Раздатка и Запчасти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Редуктор заднего мост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Редуктор Моста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2" office:value-type="string" calcext:value-type="string">
            <text:p>Привод в сборе, Полуось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Редуктор заднего мост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Рессоры Пуружины Торсионы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Рессора подвески для авто</text:p>
          </table:table-cell>
          <table:table-cell table:style-name="ce2" office:value-type="float" office:value="86295848" calcext:value-type="float">
            <text:p>8629584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Ступицы и Запчасти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2" office:value-type="string" calcext:value-type="string">
            <text:p>Редуктор заднего мост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Ступиц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Трансмиссия/Сцепление и Запчасти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float" office:value="85835774" calcext:value-type="float">
            <text:p>8583577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6"/>
          <table:table-cell table:style-name="ce2" office:value-type="string" calcext:value-type="string">
            <text:p>Комплект сцепл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Ступиц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Лампы Фар и Подсветки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Повторитель указателя поворота</text:p>
          </table:table-cell>
          <table:table-cell table:style-name="ce2" office:value-type="float" office:value="99426242" calcext:value-type="float">
            <text:p>99426242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ары Разные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онари и Сигнализация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Фонарь задний для авто</text:p>
          </table:table-cell>
          <table:table-cell table:style-name="ce2" office:value-type="float" office:value="85797441" calcext:value-type="float">
            <text:p>85797441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6"/>
          <table:table-cell table:style-name="ce2" office:value-type="string" calcext:value-type="string">
            <text:p>Автомобильная фара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ильтры и Ремни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ильтры и Ремни/Ремни Приводные и ГРМ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Ремень приводной и ГРМ</text:p>
          </table:table-cell>
          <table:table-cell table:style-name="ce2" office:value-type="float" office:value="33697155" calcext:value-type="float">
            <text:p>33697155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6"/>
          <table:table-cell table:style-name="ce6" office:value-type="string" calcext:value-type="string">
            <text:p>Ремень ГРМ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Фильтры и Ремни/Фильтры и Корпусы Фильтров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6"/>
          <table:table-cell table:style-name="ce6" office:value-type="string" calcext:value-type="string">
            <text:p>Воздушный фильт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 table:style-name="ce6" office:value-type="string" calcext:value-type="string">
            <text:p>Ремень ГРМ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Блоки Управления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Блок управления для авто</text:p>
          </table:table-cell>
          <table:table-cell table:style-name="ce2" office:value-type="float" office:value="85843091" calcext:value-type="float">
            <text:p>85843091</text:p>
          </table:table-cell>
          <table:table-cell table:style-name="ce6" office:value-type="string" calcext:value-type="string">
            <text:p>Воздушный фильтр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6" office:value-type="string" calcext:value-type="string">
            <text:p>Блок управлени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Переключатель салона авто</text:p>
          </table:table-cell>
          <table:table-cell table:style-name="ce2" office:value-type="float" office:value="92145050" calcext:value-type="float">
            <text:p>9214505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Переключатель подрулевой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Генераторы и Запчасти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Автомобильный генератор</text:p>
          </table:table-cell>
          <table:table-cell table:style-name="ce2" office:value-type="float" office:value="61852812" calcext:value-type="float">
            <text:p>61852812</text:p>
          </table:table-cell>
          <table:table-cell table:style-name="ce6" office:value-type="string" calcext:value-type="string">
            <text:p>Блок управления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Автомобильный генератор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Датчики Разные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Датчик для авто</text:p>
          </table:table-cell>
          <table:table-cell table:style-name="ce2" office:value-type="float" office:value="85843109" calcext:value-type="float">
            <text:p>85843109</text:p>
          </table:table-cell>
          <table:table-cell table:style-name="ce6" office:value-type="string" calcext:value-type="string">
            <text:p>Датчик расхода воздуха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Предохранители Разные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Предохранитель для авто</text:p>
          </table:table-cell>
          <table:table-cell table:style-name="ce2" office:value-type="float" office:value="85843120" calcext:value-type="float">
            <text:p>85843120</text:p>
          </table:table-cell>
          <table:table-cell table:style-name="ce6" office:value-type="string" calcext:value-type="string">
            <text:p>Предохранители для авто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Предохранители для авто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Приборы и Панель Приборов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4" office:value-type="string" calcext:value-type="string">
            <text:p>Приборная панель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Прикуриватель и Детали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Розетка 12v, прикуриватель, USB/AUX выход</text:p>
          </table:table-cell>
          <table:table-cell table:style-name="ce2" office:value-type="float" office:value="92496695" calcext:value-type="float">
            <text:p>92496695</text:p>
          </table:table-cell>
          <table:table-cell table:style-name="ce7" office:value-type="string" calcext:value-type="string">
            <text:p>Прикуриватель и Детали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Розетка прикуривател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Проводка и Провода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Проводка для авто</text:p>
          </table:table-cell>
          <table:table-cell table:style-name="ce2" office:value-type="float" office:value="85843110" calcext:value-type="float">
            <text:p>85843110</text:p>
          </table:table-cell>
          <table:table-cell table:style-name="ce4" office:value-type="string" calcext:value-type="string">
            <text:p>Проводка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Реле Разные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Реле для авто</text:p>
          </table:table-cell>
          <table:table-cell table:style-name="ce2" office:value-type="float" office:value="85844627" calcext:value-type="float">
            <text:p>85844627</text:p>
          </table:table-cell>
          <table:table-cell table:style-name="ce2" office:value-type="string" calcext:value-type="string">
            <text:p>Реле для авто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Стартер Двигателя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Комплектующие стартера для авто</text:p>
          </table:table-cell>
          <table:table-cell table:style-name="ce2" office:value-type="float" office:value="85844666" calcext:value-type="float">
            <text:p>85844666</text:p>
          </table:table-cell>
          <table:table-cell table:style-name="ce6" office:value-type="string" calcext:value-type="string">
            <text:p>Стартер в сбор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Стартер в сборе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Запчасти/Электрооборудование/Электрические Детали Разные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6"/>
          <table:table-cell table:style-name="ce2" office:value-type="string" calcext:value-type="string">
            <text:p>Запчасти автомобильные</text:p>
          </table:table-cell>
          <table:table-cell table:number-columns-repeated="1001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40">
          <table:table-cell table:style-name="ce2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9">
          <table:table-cell table:style-name="ce2" table:number-columns-repeated="2"/>
          <table:table-cell table:number-columns-repeated="1022"/>
        </table:table-row>
        <table:table-row table:style-name="ro1" table:number-rows-repeated="5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4">
          <table:table-cell table:style-name="ce2" table:number-columns-repeated="2"/>
          <table:table-cell table:number-columns-repeated="1022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зон" table:style-name="ta4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тяжное устройство цепи, ремня ДВС</text:p>
          </table:table-cell>
          <table:table-cell table:style-name="ce9" office:value-type="float" office:value="85814330" calcext:value-type="float">
            <text:p>8581433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ширительный бачок для авто</text:p>
          </table:table-cell>
          <table:table-cell table:style-name="ce9" office:value-type="float" office:value="87892132" calcext:value-type="float">
            <text:p>8789213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для ксеноновых фар</text:p>
          </table:table-cell>
          <table:table-cell table:style-name="ce9" office:value-type="float" office:value="85797382" calcext:value-type="float">
            <text:p>857973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высоковольтный</text:p>
          </table:table-cell>
          <table:table-cell table:style-name="ce9" office:value-type="float" office:value="85835735" calcext:value-type="float">
            <text:p>858357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чок для спецтехники</text:p>
          </table:table-cell>
          <table:table-cell table:style-name="ce9" office:value-type="float" office:value="101636801" calcext:value-type="float">
            <text:p>1016368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емма аккумуляторная</text:p>
          </table:table-cell>
          <table:table-cell table:style-name="ce9" office:value-type="float" office:value="95313188" calcext:value-type="float">
            <text:p>953131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блок, гидрозамок, гидроцилиндр для спецтехники</text:p>
          </table:table-cell>
          <table:table-cell table:style-name="ce9" office:value-type="float" office:value="101636777" calcext:value-type="float">
            <text:p>10163677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равка для спецтехники</text:p>
          </table:table-cell>
          <table:table-cell table:style-name="ce9" office:value-type="float" office:value="101636824" calcext:value-type="float">
            <text:p>10163682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упица, подшипник колеса</text:p>
          </table:table-cell>
          <table:table-cell table:style-name="ce9" office:value-type="float" office:value="36201238" calcext:value-type="float">
            <text:p>3620123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ДВС</text:p>
          </table:table-cell>
          <table:table-cell table:style-name="ce9" office:value-type="float" office:value="85814340" calcext:value-type="float">
            <text:p>8581434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ная крышка</text:p>
          </table:table-cell>
          <table:table-cell table:style-name="ce9" office:value-type="float" office:value="85807222" calcext:value-type="float">
            <text:p>8580722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ог автомобильный</text:p>
          </table:table-cell>
          <table:table-cell table:style-name="ce9" office:value-type="float" office:value="93446795" calcext:value-type="float">
            <text:p>934467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для спецтехники</text:p>
          </table:table-cell>
          <table:table-cell table:style-name="ce9" office:value-type="float" office:value="101636826" calcext:value-type="float">
            <text:p>10163682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борная панель для авто</text:p>
          </table:table-cell>
          <table:table-cell table:style-name="ce9" office:value-type="float" office:value="99615332" calcext:value-type="float">
            <text:p>9961533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порное кольцо глушителя</text:p>
          </table:table-cell>
          <table:table-cell table:style-name="ce9" office:value-type="float" office:value="33698295" calcext:value-type="float">
            <text:p>336982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лик приводной и ГРМ</text:p>
          </table:table-cell>
          <table:table-cell table:style-name="ce9" office:value-type="float" office:value="39003826" calcext:value-type="float">
            <text:p>3900382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 багажника, двери, капота</text:p>
          </table:table-cell>
          <table:table-cell table:style-name="ce9" office:value-type="float" office:value="101292960" calcext:value-type="float">
            <text:p>10129296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убья для спецтехники</text:p>
          </table:table-cell>
          <table:table-cell table:style-name="ce9" office:value-type="float" office:value="101636795" calcext:value-type="float">
            <text:p>1016367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для ручного тормоза</text:p>
          </table:table-cell>
          <table:table-cell table:style-name="ce9" office:value-type="float" office:value="85842990" calcext:value-type="float">
            <text:p>858429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цилиндров</text:p>
          </table:table-cell>
          <table:table-cell table:style-name="ce9" office:value-type="float" office:value="85806235" calcext:value-type="float">
            <text:p>858062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тормозной</text:p>
          </table:table-cell>
          <table:table-cell table:style-name="ce9" office:value-type="float" office:value="101200357" calcext:value-type="float">
            <text:p>10120035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быстросъемная предохранительная для спецтехники</text:p>
          </table:table-cell>
          <table:table-cell table:style-name="ce9" office:value-type="float" office:value="101636813" calcext:value-type="float">
            <text:p>10163681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радиатора авто</text:p>
          </table:table-cell>
          <table:table-cell table:style-name="ce9" office:value-type="float" office:value="86296574" calcext:value-type="float">
            <text:p>862965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льтипликатор для спецтехники</text:p>
          </table:table-cell>
          <table:table-cell table:style-name="ce9" office:value-type="float" office:value="101636812" calcext:value-type="float">
            <text:p>10163681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бка и прокладка под слив масла</text:p>
          </table:table-cell>
          <table:table-cell table:style-name="ce9" office:value-type="float" office:value="33697151" calcext:value-type="float">
            <text:p>3369715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стеклоомывателя</text:p>
          </table:table-cell>
          <table:table-cell table:style-name="ce9" office:value-type="float" office:value="85817600" calcext:value-type="float">
            <text:p>858176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нижней части автомобиля</text:p>
          </table:table-cell>
          <table:table-cell table:style-name="ce9" office:value-type="float" office:value="33304846" calcext:value-type="float">
            <text:p>3330484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аккумулятор тормозной системы</text:p>
          </table:table-cell>
          <table:table-cell table:style-name="ce9" office:value-type="float" office:value="95311801" calcext:value-type="float">
            <text:p>953118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тифт, палец, пластина для спецтехники</text:p>
          </table:table-cell>
          <table:table-cell table:style-name="ce9" office:value-type="float" office:value="101636825" calcext:value-type="float">
            <text:p>10163682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масляного насоса для авто</text:p>
          </table:table-cell>
          <table:table-cell table:style-name="ce9" office:value-type="float" office:value="86292221" calcext:value-type="float">
            <text:p>8629222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генератор</text:p>
          </table:table-cell>
          <table:table-cell table:style-name="ce9" office:value-type="float" office:value="61852812" calcext:value-type="float">
            <text:p>6185281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ГУР</text:p>
          </table:table-cell>
          <table:table-cell table:style-name="ce9" office:value-type="float" office:value="86469817" calcext:value-type="float">
            <text:p>8646981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ое колесо</text:p>
          </table:table-cell>
          <table:table-cell table:style-name="ce9" office:value-type="float" office:value="86469808" calcext:value-type="float">
            <text:p>8646980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9" office:value-type="float" office:value="85810218" calcext:value-type="float">
            <text:p>858102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акселератора для авто</text:p>
          </table:table-cell>
          <table:table-cell table:style-name="ce9" office:value-type="float" office:value="95312219" calcext:value-type="float">
            <text:p>9531221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пор, амортизатор</text:p>
          </table:table-cell>
          <table:table-cell table:style-name="ce9" office:value-type="float" office:value="33304844" calcext:value-type="float">
            <text:p>3330484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двигателя</text:p>
          </table:table-cell>
          <table:table-cell table:style-name="ce9" office:value-type="float" office:value="85811832" calcext:value-type="float">
            <text:p>8581183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рулевого управления</text:p>
          </table:table-cell>
          <table:table-cell table:style-name="ce9" office:value-type="float" office:value="85833162" calcext:value-type="float">
            <text:p>8583316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ISO-коннекторы</text:p>
          </table:table-cell>
          <table:table-cell table:style-name="ce9" office:value-type="float" office:value="81035305" calcext:value-type="float">
            <text:p>8103530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оробки передач для авто</text:p>
          </table:table-cell>
          <table:table-cell table:style-name="ce9" office:value-type="float" office:value="86332035" calcext:value-type="float">
            <text:p>863320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онечник рулевой</text:p>
          </table:table-cell>
          <table:table-cell table:style-name="ce9" office:value-type="float" office:value="36121483" calcext:value-type="float">
            <text:p>3612148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отделитель для авто</text:p>
          </table:table-cell>
          <table:table-cell table:style-name="ce9" office:value-type="float" office:value="101293540" calcext:value-type="float">
            <text:p>10129354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пускной коллектор</text:p>
          </table:table-cell>
          <table:table-cell table:style-name="ce9" office:value-type="float" office:value="33698289" calcext:value-type="float">
            <text:p>3369828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итер, блок, биус, боковина для спецтехники</text:p>
          </table:table-cell>
          <table:table-cell table:style-name="ce9" office:value-type="float" office:value="101636769" calcext:value-type="float">
            <text:p>1016367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зина сцепления</text:p>
          </table:table-cell>
          <table:table-cell table:style-name="ce9" office:value-type="float" office:value="36210095" calcext:value-type="float">
            <text:p>362100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КПП</text:p>
          </table:table-cell>
          <table:table-cell table:style-name="ce9" office:value-type="float" office:value="86332286" calcext:value-type="float">
            <text:p>8633228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кладыш, подшипник ДВС</text:p>
          </table:table-cell>
          <table:table-cell table:style-name="ce9" office:value-type="float" office:value="85812214" calcext:value-type="float">
            <text:p>8581221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ный вал</text:p>
          </table:table-cell>
          <table:table-cell table:style-name="ce9" office:value-type="float" office:value="85813116" calcext:value-type="float">
            <text:p>8581311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 подвески</text:p>
          </table:table-cell>
          <table:table-cell table:style-name="ce9" office:value-type="float" office:value="36201235" calcext:value-type="float">
            <text:p>362012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илитель бампера</text:p>
          </table:table-cell>
          <table:table-cell table:style-name="ce9" office:value-type="float" office:value="101292868" calcext:value-type="float">
            <text:p>10129286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омывателя</text:p>
          </table:table-cell>
          <table:table-cell table:style-name="ce9" office:value-type="float" office:value="87892182" calcext:value-type="float">
            <text:p>878921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ушка зажигания и составляющие</text:p>
          </table:table-cell>
          <table:table-cell table:style-name="ce9" office:value-type="float" office:value="85835327" calcext:value-type="float">
            <text:p>8583532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топливного бака</text:p>
          </table:table-cell>
          <table:table-cell table:style-name="ce9" office:value-type="float" office:value="33305389" calcext:value-type="float">
            <text:p>3330538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опровод для авто</text:p>
          </table:table-cell>
          <table:table-cell table:style-name="ce9" office:value-type="float" office:value="101200533" calcext:value-type="float">
            <text:p>10120053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леноид КПП</text:p>
          </table:table-cell>
          <table:table-cell table:style-name="ce9" office:value-type="float" office:value="86332265" calcext:value-type="float">
            <text:p>8633226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выключения сцепления</text:p>
          </table:table-cell>
          <table:table-cell table:style-name="ce9" office:value-type="float" office:value="33698202" calcext:value-type="float">
            <text:p>3369820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нчатый вал</text:p>
          </table:table-cell>
          <table:table-cell table:style-name="ce9" office:value-type="float" office:value="85807223" calcext:value-type="float">
            <text:p>8580722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лагоотделитель тормозной системы</text:p>
          </table:table-cell>
          <table:table-cell table:style-name="ce9" office:value-type="float" office:value="92131745" calcext:value-type="float">
            <text:p>9213174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едали, составляющие для авто</text:p>
          </table:table-cell>
          <table:table-cell table:style-name="ce9" office:value-type="float" office:value="86292728" calcext:value-type="float">
            <text:p>8629272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двигателя и КПП</text:p>
          </table:table-cell>
          <table:table-cell table:style-name="ce9" office:value-type="float" office:value="33696914" calcext:value-type="float">
            <text:p>3369691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трансформатор</text:p>
          </table:table-cell>
          <table:table-cell table:style-name="ce9" office:value-type="float" office:value="85817253" calcext:value-type="float">
            <text:p>858172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аятниковый</text:p>
          </table:table-cell>
          <table:table-cell table:style-name="ce9" office:value-type="float" office:value="85833343" calcext:value-type="float">
            <text:p>8583334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эластичная карданного вала для авто</text:p>
          </table:table-cell>
          <table:table-cell table:style-name="ce9" office:value-type="float" office:value="86332188" calcext:value-type="float">
            <text:p>863321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ка для авто</text:p>
          </table:table-cell>
          <table:table-cell table:style-name="ce9" office:value-type="float" office:value="85843110" calcext:value-type="float">
            <text:p>8584311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епления радиатора для авто</text:p>
          </table:table-cell>
          <table:table-cell table:style-name="ce9" office:value-type="float" office:value="86292840" calcext:value-type="float">
            <text:p>8629284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ок опорный</text:p>
          </table:table-cell>
          <table:table-cell table:style-name="ce9" office:value-type="float" office:value="101491538" calcext:value-type="float">
            <text:p>10149153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стовина карданного вала</text:p>
          </table:table-cell>
          <table:table-cell table:style-name="ce9" office:value-type="float" office:value="85817252" calcext:value-type="float">
            <text:p>8581725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выхлопной системы</text:p>
          </table:table-cell>
          <table:table-cell table:style-name="ce9" office:value-type="float" office:value="33698294" calcext:value-type="float">
            <text:p>336982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ABS (гидроагрегат)</text:p>
          </table:table-cell>
          <table:table-cell table:style-name="ce9" office:value-type="float" office:value="1000001988" calcext:value-type="float">
            <text:p>10000019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атун двигателя</text:p>
          </table:table-cell>
          <table:table-cell table:style-name="ce9" office:value-type="float" office:value="85811835" calcext:value-type="float">
            <text:p>858118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електор КПП в сборе</text:p>
          </table:table-cell>
          <table:table-cell table:style-name="ce9" office:value-type="float" office:value="85817292" calcext:value-type="float">
            <text:p>8581729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ыши, пола для авто</text:p>
          </table:table-cell>
          <table:table-cell table:style-name="ce9" office:value-type="float" office:value="101407403" calcext:value-type="float">
            <text:p>10140740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гулировки фаз ГРМ</text:p>
          </table:table-cell>
          <table:table-cell table:style-name="ce9" office:value-type="float" office:value="100369083" calcext:value-type="float">
            <text:p>10036908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пус, крышка подшипника для спецтехники</text:p>
          </table:table-cell>
          <table:table-cell table:style-name="ce9" office:value-type="float" office:value="101636800" calcext:value-type="float">
            <text:p>1016368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износа тормозных колодок</text:p>
          </table:table-cell>
          <table:table-cell table:style-name="ce9" office:value-type="float" office:value="85843000" calcext:value-type="float">
            <text:p>858430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кузова</text:p>
          </table:table-cell>
          <table:table-cell table:style-name="ce9" office:value-type="float" office:value="100186391" calcext:value-type="float">
            <text:p>1001863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хлопная труба</text:p>
          </table:table-cell>
          <table:table-cell table:style-name="ce9" office:value-type="float" office:value="33698293" calcext:value-type="float">
            <text:p>3369829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колеса авто</text:p>
          </table:table-cell>
          <table:table-cell table:style-name="ce9" office:value-type="float" office:value="101293048" calcext:value-type="float">
            <text:p>1012930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ГРМ</text:p>
          </table:table-cell>
          <table:table-cell table:style-name="ce9" office:value-type="float" office:value="85814516" calcext:value-type="float">
            <text:p>8581451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е сигналы для авто</text:p>
          </table:table-cell>
          <table:table-cell table:style-name="ce9" office:value-type="float" office:value="85797439" calcext:value-type="float">
            <text:p>8579743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одрулевых переключателей</text:p>
          </table:table-cell>
          <table:table-cell table:style-name="ce9" office:value-type="float" office:value="86471710" calcext:value-type="float">
            <text:p>8647171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ладка фрикционная для спецтехники</text:p>
          </table:table-cell>
          <table:table-cell table:style-name="ce9" office:value-type="float" office:value="101636816" calcext:value-type="float">
            <text:p>10163681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 коробки передач для авто</text:p>
          </table:table-cell>
          <table:table-cell table:style-name="ce9" office:value-type="float" office:value="86332285" calcext:value-type="float">
            <text:p>8633228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интеркулера для авто</text:p>
          </table:table-cell>
          <table:table-cell table:style-name="ce9" office:value-type="float" office:value="86296651" calcext:value-type="float">
            <text:p>8629665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нжерон авто</text:p>
          </table:table-cell>
          <table:table-cell table:style-name="ce9" office:value-type="float" office:value="101558166" calcext:value-type="float">
            <text:p>10155816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теплитель двигателя</text:p>
          </table:table-cell>
          <table:table-cell table:style-name="ce9" office:value-type="float" office:value="33304848" calcext:value-type="float">
            <text:p>333048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баллон ГБО</text:p>
          </table:table-cell>
          <table:table-cell table:style-name="ce9" office:value-type="float" office:value="100549328" calcext:value-type="float">
            <text:p>10054932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топливная</text:p>
          </table:table-cell>
          <table:table-cell table:style-name="ce9" office:value-type="float" office:value="85842818" calcext:value-type="float">
            <text:p>858428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единительное и переходное звено к приводной цепи</text:p>
          </table:table-cell>
          <table:table-cell table:style-name="ce9" office:value-type="float" office:value="1000001820" calcext:value-type="float">
            <text:p>10000018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бампера для авто</text:p>
          </table:table-cell>
          <table:table-cell table:style-name="ce9" office:value-type="float" office:value="86292839" calcext:value-type="float">
            <text:p>8629283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ереключатель салона авто</text:p>
          </table:table-cell>
          <table:table-cell table:style-name="ce9" office:value-type="float" office:value="92145050" calcext:value-type="float">
            <text:p>9214505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масляный для авто</text:p>
          </table:table-cell>
          <table:table-cell table:style-name="ce9" office:value-type="float" office:value="85833557" calcext:value-type="float">
            <text:p>8583355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и КПП</text:p>
          </table:table-cell>
          <table:table-cell table:style-name="ce9" office:value-type="float" office:value="86332222" calcext:value-type="float">
            <text:p>8633222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автомобильный</text:p>
          </table:table-cell>
          <table:table-cell table:style-name="ce9" office:value-type="float" office:value="92145042" calcext:value-type="float">
            <text:p>9214504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легкового, грузового прицепа</text:p>
          </table:table-cell>
          <table:table-cell table:style-name="ce9" office:value-type="float" office:value="92496694" calcext:value-type="float">
            <text:p>924966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сушитель кондиционера</text:p>
          </table:table-cell>
          <table:table-cell table:style-name="ce9" office:value-type="float" office:value="87777726" calcext:value-type="float">
            <text:p>8777772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мегаситель</text:p>
          </table:table-cell>
          <table:table-cell table:style-name="ce9" office:value-type="float" office:value="85834488" calcext:value-type="float">
            <text:p>858344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очка для спецтехники</text:p>
          </table:table-cell>
          <table:table-cell table:style-name="ce9" office:value-type="float" office:value="101636783" calcext:value-type="float">
            <text:p>10163678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климатической установки для авто</text:p>
          </table:table-cell>
          <table:table-cell table:style-name="ce9" office:value-type="float" office:value="85833494" calcext:value-type="float">
            <text:p>858334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фра глушителя</text:p>
          </table:table-cell>
          <table:table-cell table:style-name="ce9" office:value-type="float" office:value="33698291" calcext:value-type="float">
            <text:p>336982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радиатора</text:p>
          </table:table-cell>
          <table:table-cell table:style-name="ce9" office:value-type="float" office:value="27332786" calcext:value-type="float">
            <text:p>2733278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КПП и комплектующие</text:p>
          </table:table-cell>
          <table:table-cell table:style-name="ce9" office:value-type="float" office:value="86332282" calcext:value-type="float">
            <text:p>863322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здушный для авто</text:p>
          </table:table-cell>
          <table:table-cell table:style-name="ce9" office:value-type="float" office:value="87892086" calcext:value-type="float">
            <text:p>8789208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овой ЭБУ для спецтехники</text:p>
          </table:table-cell>
          <table:table-cell table:style-name="ce9" office:value-type="float" office:value="101636770" calcext:value-type="float">
            <text:p>10163677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, отбойник для спецтехники</text:p>
          </table:table-cell>
          <table:table-cell table:style-name="ce9" office:value-type="float" office:value="101636760" calcext:value-type="float">
            <text:p>10163676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ДВС</text:p>
          </table:table-cell>
          <table:table-cell table:style-name="ce9" office:value-type="float" office:value="86291829" calcext:value-type="float">
            <text:p>8629182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бина для трактора, спецтехники</text:p>
          </table:table-cell>
          <table:table-cell table:style-name="ce9" office:value-type="float" office:value="101022320" calcext:value-type="float">
            <text:p>1010223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россельная заслонка</text:p>
          </table:table-cell>
          <table:table-cell table:style-name="ce9" office:value-type="float" office:value="85842795" calcext:value-type="float">
            <text:p>858427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хлаждения для авто</text:p>
          </table:table-cell>
          <table:table-cell table:style-name="ce9" office:value-type="float" office:value="39655599" calcext:value-type="float">
            <text:p>3965559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боковое автомобильное</text:p>
          </table:table-cell>
          <table:table-cell table:style-name="ce9" office:value-type="float" office:value="99426212" calcext:value-type="float">
            <text:p>9942621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ловка блока цилиндров</text:p>
          </table:table-cell>
          <table:table-cell table:style-name="ce9" office:value-type="float" office:value="85806968" calcext:value-type="float">
            <text:p>8580696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ус для спецтехники</text:p>
          </table:table-cell>
          <table:table-cell table:style-name="ce9" office:value-type="float" office:value="101636773" calcext:value-type="float">
            <text:p>10163677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, рычаг стеклоочистителя</text:p>
          </table:table-cell>
          <table:table-cell table:style-name="ce9" office:value-type="float" office:value="86470408" calcext:value-type="float">
            <text:p>8647040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КПП</text:p>
          </table:table-cell>
          <table:table-cell table:style-name="ce9" office:value-type="float" office:value="86332223" calcext:value-type="float">
            <text:p>8633222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й звуковой сигнал для авто</text:p>
          </table:table-cell>
          <table:table-cell table:style-name="ce9" office:value-type="float" office:value="74169633" calcext:value-type="float">
            <text:p>7416963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фференциал заднего моста для авто</text:p>
          </table:table-cell>
          <table:table-cell table:style-name="ce9" office:value-type="float" office:value="86332057" calcext:value-type="float">
            <text:p>8633205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ПП в сборе</text:p>
          </table:table-cell>
          <table:table-cell table:style-name="ce9" office:value-type="float" office:value="85817294" calcext:value-type="float">
            <text:p>858172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покоитель ремня, цепи ДВС</text:p>
          </table:table-cell>
          <table:table-cell table:style-name="ce9" office:value-type="float" office:value="87777757" calcext:value-type="float">
            <text:p>8777775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Элемент рулевой рейки и вала</text:p>
          </table:table-cell>
          <table:table-cell table:style-name="ce9" office:value-type="float" office:value="86470096" calcext:value-type="float">
            <text:p>864700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домкратник</text:p>
          </table:table-cell>
          <table:table-cell table:style-name="ce9" office:value-type="float" office:value="101558229" calcext:value-type="float">
            <text:p>10155822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ализатор для авто</text:p>
          </table:table-cell>
          <table:table-cell table:style-name="ce9" office:value-type="float" office:value="33698290" calcext:value-type="float">
            <text:p>336982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рамник для авто</text:p>
          </table:table-cell>
          <table:table-cell table:style-name="ce9" office:value-type="float" office:value="85828596" calcext:value-type="float">
            <text:p>858285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топителя для авто</text:p>
          </table:table-cell>
          <table:table-cell table:style-name="ce9" office:value-type="float" office:value="86296320" calcext:value-type="float">
            <text:p>862963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9" office:value-type="float" office:value="33696910" calcext:value-type="float">
            <text:p>3369691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квадроцикла</text:p>
          </table:table-cell>
          <table:table-cell table:style-name="ce9" office:value-type="float" office:value="90312043" calcext:value-type="float">
            <text:p>9031204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охлаждения для авто</text:p>
          </table:table-cell>
          <table:table-cell table:style-name="ce9" office:value-type="float" office:value="39655600" calcext:value-type="float">
            <text:p>396556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льза блока цилиндров для авто</text:p>
          </table:table-cell>
          <table:table-cell table:style-name="ce9" office:value-type="float" office:value="86291822" calcext:value-type="float">
            <text:p>8629182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редуктора</text:p>
          </table:table-cell>
          <table:table-cell table:style-name="ce9" office:value-type="float" office:value="85817295" calcext:value-type="float">
            <text:p>858172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подвесной</text:p>
          </table:table-cell>
          <table:table-cell table:style-name="ce9" office:value-type="float" office:value="85817290" calcext:value-type="float">
            <text:p>858172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салона авто</text:p>
          </table:table-cell>
          <table:table-cell table:style-name="ce9" office:value-type="float" office:value="90116269" calcext:value-type="float">
            <text:p>901162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акуумный для авто</text:p>
          </table:table-cell>
          <table:table-cell table:style-name="ce9" office:value-type="float" office:value="86292272" calcext:value-type="float">
            <text:p>8629227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арданный</text:p>
          </table:table-cell>
          <table:table-cell table:style-name="ce9" office:value-type="float" office:value="85817251" calcext:value-type="float">
            <text:p>8581725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моста</text:p>
          </table:table-cell>
          <table:table-cell table:style-name="ce9" office:value-type="float" office:value="1000002227" calcext:value-type="float">
            <text:p>100000222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подъема кабины авто</text:p>
          </table:table-cell>
          <table:table-cell table:style-name="ce9" office:value-type="float" office:value="101200232" calcext:value-type="float">
            <text:p>10120023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9" office:value-type="float" office:value="33698292" calcext:value-type="float">
            <text:p>3369829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, шланг ДВС</text:p>
          </table:table-cell>
          <table:table-cell table:style-name="ce9" office:value-type="float" office:value="86292454" calcext:value-type="float">
            <text:p>8629245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9" office:value-type="float" office:value="33698198" calcext:value-type="float">
            <text:p>3369819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ле для авто</text:p>
          </table:table-cell>
          <table:table-cell table:style-name="ce9" office:value-type="float" office:value="85844627" calcext:value-type="float">
            <text:p>8584462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суппорт</text:p>
          </table:table-cell>
          <table:table-cell table:style-name="ce9" office:value-type="float" office:value="85842995" calcext:value-type="float">
            <text:p>858429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вариатора</text:p>
          </table:table-cell>
          <table:table-cell table:style-name="ce9" office:value-type="float" office:value="33697181" calcext:value-type="float">
            <text:p>3369718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ШРУС</text:p>
          </table:table-cell>
          <table:table-cell table:style-name="ce9" office:value-type="float" office:value="85817289" calcext:value-type="float">
            <text:p>8581728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емех, резина для отвала</text:p>
          </table:table-cell>
          <table:table-cell table:style-name="ce9" office:value-type="float" office:value="1000001801" calcext:value-type="float">
            <text:p>10000018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12v, прикуриватель, USB/AUX выход</text:p>
          </table:table-cell>
          <table:table-cell table:style-name="ce9" office:value-type="float" office:value="92496695" calcext:value-type="float">
            <text:p>924966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рулевой колонки</text:p>
          </table:table-cell>
          <table:table-cell table:style-name="ce9" office:value-type="float" office:value="86469778" calcext:value-type="float">
            <text:p>8646977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 зажигания и комплектующие для авто</text:p>
          </table:table-cell>
          <table:table-cell table:style-name="ce9" office:value-type="float" office:value="86332196" calcext:value-type="float">
            <text:p>863321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топливный</text:p>
          </table:table-cell>
          <table:table-cell table:style-name="ce9" office:value-type="float" office:value="85843113" calcext:value-type="float">
            <text:p>8584311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рефрижератора для коммерческого транспорта</text:p>
          </table:table-cell>
          <table:table-cell table:style-name="ce9" office:value-type="float" office:value="1000001985" calcext:value-type="float">
            <text:p>100000198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омывателя стекол и фар</text:p>
          </table:table-cell>
          <table:table-cell table:style-name="ce9" office:value-type="float" office:value="85844674" calcext:value-type="float">
            <text:p>858446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ансир для спецтехники</text:p>
          </table:table-cell>
          <table:table-cell table:style-name="ce9" office:value-type="float" office:value="101636761" calcext:value-type="float">
            <text:p>10163676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но соединительное для спецтехники</text:p>
          </table:table-cell>
          <table:table-cell table:style-name="ce9" office:value-type="float" office:value="101636784" calcext:value-type="float">
            <text:p>10163678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, подшипник амортизатора</text:p>
          </table:table-cell>
          <table:table-cell table:style-name="ce9" office:value-type="float" office:value="36201237" calcext:value-type="float">
            <text:p>3620123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ож для спецтехники</text:p>
          </table:table-cell>
          <table:table-cell table:style-name="ce9" office:value-type="float" office:value="101636818" calcext:value-type="float">
            <text:p>1016368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илиндр сцепления</text:p>
          </table:table-cell>
          <table:table-cell table:style-name="ce9" office:value-type="float" office:value="33698203" calcext:value-type="float">
            <text:p>3369820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ампа автомобильная</text:p>
          </table:table-cell>
          <table:table-cell table:style-name="ce9" office:value-type="float" office:value="33697187" calcext:value-type="float">
            <text:p>3369718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шланг</text:p>
          </table:table-cell>
          <table:table-cell table:style-name="ce9" office:value-type="float" office:value="85842817" calcext:value-type="float">
            <text:p>8584281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для спецтехники</text:p>
          </table:table-cell>
          <table:table-cell table:style-name="ce9" office:value-type="float" office:value="101636775" calcext:value-type="float">
            <text:p>10163677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компенсатор, направляющие, коромысла ГРМ</text:p>
          </table:table-cell>
          <table:table-cell table:style-name="ce9" office:value-type="float" office:value="86291821" calcext:value-type="float">
            <text:p>8629182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управления для авто</text:p>
          </table:table-cell>
          <table:table-cell table:style-name="ce9" office:value-type="float" office:value="85843091" calcext:value-type="float">
            <text:p>858430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ентилятор охлаждения для авто</text:p>
          </table:table-cell>
          <table:table-cell table:style-name="ce9" office:value-type="float" office:value="85835759" calcext:value-type="float">
            <text:p>8583575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лото для спецтехники</text:p>
          </table:table-cell>
          <table:table-cell table:style-name="ce9" office:value-type="float" office:value="101636779" calcext:value-type="float">
            <text:p>10163677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свободного хода для авто</text:p>
          </table:table-cell>
          <table:table-cell table:style-name="ce9" office:value-type="float" office:value="86332064" calcext:value-type="float">
            <text:p>8633206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ушка безопасности для авто</text:p>
          </table:table-cell>
          <table:table-cell table:style-name="ce9" office:value-type="float" office:value="99615343" calcext:value-type="float">
            <text:p>9961534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тулка двигателя для авто</text:p>
          </table:table-cell>
          <table:table-cell table:style-name="ce9" office:value-type="float" office:value="86291469" calcext:value-type="float">
            <text:p>862914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ГБО для авто</text:p>
          </table:table-cell>
          <table:table-cell table:style-name="ce9" office:value-type="float" office:value="94658144" calcext:value-type="float">
            <text:p>9465814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ая рейка</text:p>
          </table:table-cell>
          <table:table-cell table:style-name="ce9" office:value-type="float" office:value="85833342" calcext:value-type="float">
            <text:p>8583334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еханизма рулевого управления</text:p>
          </table:table-cell>
          <table:table-cell table:style-name="ce9" office:value-type="float" office:value="86469810" calcext:value-type="float">
            <text:p>8646981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бак</text:p>
          </table:table-cell>
          <table:table-cell table:style-name="ce9" office:value-type="float" office:value="33698195" calcext:value-type="float">
            <text:p>3369819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жим, заклепки, болты, гайки для спецтехники</text:p>
          </table:table-cell>
          <table:table-cell table:style-name="ce9" office:value-type="float" office:value="101636780" calcext:value-type="float">
            <text:p>10163678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ец для спецтехники</text:p>
          </table:table-cell>
          <table:table-cell table:style-name="ce9" office:value-type="float" office:value="101636776" calcext:value-type="float">
            <text:p>10163677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для спецтехники</text:p>
          </table:table-cell>
          <table:table-cell table:style-name="ce9" office:value-type="float" office:value="101636797" calcext:value-type="float">
            <text:p>10163679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автомобильное дополнительное</text:p>
          </table:table-cell>
          <table:table-cell table:style-name="ce9" office:value-type="float" office:value="28305306" calcext:value-type="float">
            <text:p>2830530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Щуп масляный для авто</text:p>
          </table:table-cell>
          <table:table-cell table:style-name="ce9" office:value-type="float" office:value="86292577" calcext:value-type="float">
            <text:p>8629257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вторитель указателя поворота</text:p>
          </table:table-cell>
          <table:table-cell table:style-name="ce9" office:value-type="float" office:value="99426242" calcext:value-type="float">
            <text:p>9942624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патка для спецтехники</text:p>
          </table:table-cell>
          <table:table-cell table:style-name="ce9" office:value-type="float" office:value="101636803" calcext:value-type="float">
            <text:p>10163680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ной транспортер для комбайна</text:p>
          </table:table-cell>
          <table:table-cell table:style-name="ce9" office:value-type="float" office:value="1000001818" calcext:value-type="float">
            <text:p>10000018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норкель для авто</text:p>
          </table:table-cell>
          <table:table-cell table:style-name="ce9" office:value-type="float" office:value="86293427" calcext:value-type="float">
            <text:p>8629342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ГУР</text:p>
          </table:table-cell>
          <table:table-cell table:style-name="ce9" office:value-type="float" office:value="86296436" calcext:value-type="float">
            <text:p>862964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билизатор подвески</text:p>
          </table:table-cell>
          <table:table-cell table:style-name="ce9" office:value-type="float" office:value="85825489" calcext:value-type="float">
            <text:p>8582548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ильтр осушителя для авто</text:p>
          </table:table-cell>
          <table:table-cell table:style-name="ce9" office:value-type="float" office:value="101200231" calcext:value-type="float">
            <text:p>10120023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 стана для спецтехники</text:p>
          </table:table-cell>
          <table:table-cell table:style-name="ce9" office:value-type="float" office:value="101636774" calcext:value-type="float">
            <text:p>1016367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нарь задний для авто</text:p>
          </table:table-cell>
          <table:table-cell table:style-name="ce9" office:value-type="float" office:value="85797441" calcext:value-type="float">
            <text:p>8579744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стинчатая цепь для спецтехники</text:p>
          </table:table-cell>
          <table:table-cell table:style-name="ce9" office:value-type="float" office:value="1000001819" calcext:value-type="float">
            <text:p>100000181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ставка под пружины для авто</text:p>
          </table:table-cell>
          <table:table-cell table:style-name="ce9" office:value-type="float" office:value="86296182" calcext:value-type="float">
            <text:p>862961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ехатроник</text:p>
          </table:table-cell>
          <table:table-cell table:style-name="ce9" office:value-type="float" office:value="85835775" calcext:value-type="float">
            <text:p>8583577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АКБ</text:p>
          </table:table-cell>
          <table:table-cell table:style-name="ce9" office:value-type="float" office:value="95313220" calcext:value-type="float">
            <text:p>953132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гулятор давления топлива</text:p>
          </table:table-cell>
          <table:table-cell table:style-name="ce9" office:value-type="float" office:value="33698200" calcext:value-type="float">
            <text:p>336982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лец поршневой ДВС</text:p>
          </table:table-cell>
          <table:table-cell table:style-name="ce9" office:value-type="float" office:value="86292449" calcext:value-type="float">
            <text:p>8629244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сцепления</text:p>
          </table:table-cell>
          <table:table-cell table:style-name="ce9" office:value-type="float" office:value="1000002228" calcext:value-type="float">
            <text:p>100000222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рулевой</text:p>
          </table:table-cell>
          <table:table-cell table:style-name="ce9" office:value-type="float" office:value="85831225" calcext:value-type="float">
            <text:p>8583122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рулевого управления</text:p>
          </table:table-cell>
          <table:table-cell table:style-name="ce9" office:value-type="float" office:value="85833330" calcext:value-type="float">
            <text:p>8583333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яга рулевая</text:p>
          </table:table-cell>
          <table:table-cell table:style-name="ce9" office:value-type="float" office:value="36121482" calcext:value-type="float">
            <text:p>361214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сцепления</text:p>
          </table:table-cell>
          <table:table-cell table:style-name="ce9" office:value-type="float" office:value="85835774" calcext:value-type="float">
            <text:p>858357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невные ходовые огни</text:p>
          </table:table-cell>
          <table:table-cell table:style-name="ce9" office:value-type="float" office:value="85797433" calcext:value-type="float">
            <text:p>8579743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КПП и привода</text:p>
          </table:table-cell>
          <table:table-cell table:style-name="ce9" office:value-type="float" office:value="86471265" calcext:value-type="float">
            <text:p>8647126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ГУР</text:p>
          </table:table-cell>
          <table:table-cell table:style-name="ce9" office:value-type="float" office:value="85832653" calcext:value-type="float">
            <text:p>858326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урбина для авто</text:p>
          </table:table-cell>
          <table:table-cell table:style-name="ce9" office:value-type="float" office:value="85842792" calcext:value-type="float">
            <text:p>8584279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 для трактора, спецтехники</text:p>
          </table:table-cell>
          <table:table-cell table:style-name="ce9" office:value-type="float" office:value="1000001864" calcext:value-type="float">
            <text:p>100000186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масляный для двигателя</text:p>
          </table:table-cell>
          <table:table-cell table:style-name="ce9" office:value-type="float" office:value="85814605" calcext:value-type="float">
            <text:p>8581460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ызговики</text:p>
          </table:table-cell>
          <table:table-cell table:style-name="ce9" office:value-type="float" office:value="27332785" calcext:value-type="float">
            <text:p>2733278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пневмоподвески для авто</text:p>
          </table:table-cell>
          <table:table-cell table:style-name="ce9" office:value-type="float" office:value="99606736" calcext:value-type="float">
            <text:p>996067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тартера для авто</text:p>
          </table:table-cell>
          <table:table-cell table:style-name="ce9" office:value-type="float" office:value="85844666" calcext:value-type="float">
            <text:p>8584466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шаровая</text:p>
          </table:table-cell>
          <table:table-cell table:style-name="ce9" office:value-type="float" office:value="85830705" calcext:value-type="float">
            <text:p>8583070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для спецтехники</text:p>
          </table:table-cell>
          <table:table-cell table:style-name="ce9" office:value-type="float" office:value="101636817" calcext:value-type="float">
            <text:p>10163681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турбокомпрессора для авто</text:p>
          </table:table-cell>
          <table:table-cell table:style-name="ce9" office:value-type="float" office:value="101200336" calcext:value-type="float">
            <text:p>1012003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</text:p>
          </table:table-cell>
          <table:table-cell table:style-name="ce9" office:value-type="float" office:value="33697155" calcext:value-type="float">
            <text:p>3369715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рулевой</text:p>
          </table:table-cell>
          <table:table-cell table:style-name="ce9" office:value-type="float" office:value="101200335" calcext:value-type="float">
            <text:p>1012003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ГУ сцепления</text:p>
          </table:table-cell>
          <table:table-cell table:style-name="ce9" office:value-type="float" office:value="86470882" calcext:value-type="float">
            <text:p>8647088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ховик двигателя</text:p>
          </table:table-cell>
          <table:table-cell table:style-name="ce9" office:value-type="float" office:value="33696912" calcext:value-type="float">
            <text:p>3369691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ара автомобильная</text:p>
          </table:table-cell>
          <table:table-cell table:style-name="ce9" office:value-type="float" office:value="33697184" calcext:value-type="float">
            <text:p>3369718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дяной (помпа) для авто</text:p>
          </table:table-cell>
          <table:table-cell table:style-name="ce9" office:value-type="float" office:value="39653253" calcext:value-type="float">
            <text:p>396532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илка включения передач для авто</text:p>
          </table:table-cell>
          <table:table-cell table:style-name="ce9" office:value-type="float" office:value="86332036" calcext:value-type="float">
            <text:p>863320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мотоцикла</text:p>
          </table:table-cell>
          <table:table-cell table:style-name="ce9" office:value-type="float" office:value="22825343" calcext:value-type="float">
            <text:p>2282534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язкостная муфта для авто</text:p>
          </table:table-cell>
          <table:table-cell table:style-name="ce9" office:value-type="float" office:value="95312218" calcext:value-type="float">
            <text:p>953122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тивотуманные фары</text:p>
          </table:table-cell>
          <table:table-cell table:style-name="ce9" office:value-type="float" office:value="85797378" calcext:value-type="float">
            <text:p>8579737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ск сцепления</text:p>
          </table:table-cell>
          <table:table-cell table:style-name="ce9" office:value-type="float" office:value="33698201" calcext:value-type="float">
            <text:p>336982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КПП</text:p>
          </table:table-cell>
          <table:table-cell table:style-name="ce9" office:value-type="float" office:value="86332236" calcext:value-type="float">
            <text:p>8633223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мка ветрового окна авто</text:p>
          </table:table-cell>
          <table:table-cell table:style-name="ce9" office:value-type="float" office:value="101558169" calcext:value-type="float">
            <text:p>1015581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, пыльник амортизатора</text:p>
          </table:table-cell>
          <table:table-cell table:style-name="ce9" office:value-type="float" office:value="85826261" calcext:value-type="float">
            <text:p>8582626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а ведущая на экскаватор</text:p>
          </table:table-cell>
          <table:table-cell table:style-name="ce9" office:value-type="float" office:value="101491537" calcext:value-type="float">
            <text:p>10149153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пот автомобильный</text:p>
          </table:table-cell>
          <table:table-cell table:style-name="ce9" office:value-type="float" office:value="93446777" calcext:value-type="float">
            <text:p>9344677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кондиционера для авто</text:p>
          </table:table-cell>
          <table:table-cell table:style-name="ce9" office:value-type="float" office:value="85833530" calcext:value-type="float">
            <text:p>8583353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цилиндр</text:p>
          </table:table-cell>
          <table:table-cell table:style-name="ce9" office:value-type="float" office:value="85842992" calcext:value-type="float">
            <text:p>8584299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для АКБ</text:p>
          </table:table-cell>
          <table:table-cell table:style-name="ce9" office:value-type="float" office:value="100703323" calcext:value-type="float">
            <text:p>10070332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ьцо поршневое</text:p>
          </table:table-cell>
          <table:table-cell table:style-name="ce9" office:value-type="float" office:value="85814700" calcext:value-type="float">
            <text:p>858147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ссора подвески для авто</text:p>
          </table:table-cell>
          <table:table-cell table:style-name="ce9" office:value-type="float" office:value="86295848" calcext:value-type="float">
            <text:p>862958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болтов головки цилиндра</text:p>
          </table:table-cell>
          <table:table-cell table:style-name="ce9" office:value-type="float" office:value="33696915" calcext:value-type="float">
            <text:p>3369691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оборудования для уборки кукурузы для спецтехники</text:p>
          </table:table-cell>
          <table:table-cell table:style-name="ce9" office:value-type="float" office:value="101636794" calcext:value-type="float">
            <text:p>10163679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 стеклоомывателя</text:p>
          </table:table-cell>
          <table:table-cell table:style-name="ce9" office:value-type="float" office:value="85819791" calcext:value-type="float">
            <text:p>858197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шень двигателя</text:p>
          </table:table-cell>
          <table:table-cell table:style-name="ce9" office:value-type="float" office:value="33696913" calcext:value-type="float">
            <text:p>3369691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ная арка для авто</text:p>
          </table:table-cell>
          <table:table-cell table:style-name="ce9" office:value-type="float" office:value="101407402" calcext:value-type="float">
            <text:p>10140740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куумный усилитель тормозов</text:p>
          </table:table-cell>
          <table:table-cell table:style-name="ce9" office:value-type="float" office:value="87777701" calcext:value-type="float">
            <text:p>8777770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шетка радиатора авто</text:p>
          </table:table-cell>
          <table:table-cell table:style-name="ce9" office:value-type="float" office:value="100186418" calcext:value-type="float">
            <text:p>10018641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иса и составляющие для авто</text:p>
          </table:table-cell>
          <table:table-cell table:style-name="ce9" office:value-type="float" office:value="85817258" calcext:value-type="float">
            <text:p>8581725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, звезда, шкив ДВС</text:p>
          </table:table-cell>
          <table:table-cell table:style-name="ce9" office:value-type="float" office:value="86292455" calcext:value-type="float">
            <text:p>8629245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снегохода</text:p>
          </table:table-cell>
          <table:table-cell table:style-name="ce9" office:value-type="float" office:value="101491477" calcext:value-type="float">
            <text:p>10149147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ка для спецтехники</text:p>
          </table:table-cell>
          <table:table-cell table:style-name="ce9" office:value-type="float" office:value="101636762" calcext:value-type="float">
            <text:p>10163676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ветодиодной лампы для авто</text:p>
          </table:table-cell>
          <table:table-cell table:style-name="ce9" office:value-type="float" office:value="92496698" calcext:value-type="float">
            <text:p>9249669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, пробка бачка для авто</text:p>
          </table:table-cell>
          <table:table-cell table:style-name="ce9" office:value-type="float" office:value="86296620" calcext:value-type="float">
            <text:p>8629662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пеж глушителя</text:p>
          </table:table-cell>
          <table:table-cell table:style-name="ce9" office:value-type="float" office:value="33698296" calcext:value-type="float">
            <text:p>336982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стабилизатора</text:p>
          </table:table-cell>
          <table:table-cell table:style-name="ce9" office:value-type="float" office:value="85824275" calcext:value-type="float">
            <text:p>8582427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воздушный</text:p>
          </table:table-cell>
          <table:table-cell table:style-name="ce9" office:value-type="float" office:value="85842811" calcext:value-type="float">
            <text:p>8584281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очистителя</text:p>
          </table:table-cell>
          <table:table-cell table:style-name="ce9" office:value-type="float" office:value="86471711" calcext:value-type="float">
            <text:p>8647171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нопка для спецтехники</text:p>
          </table:table-cell>
          <table:table-cell table:style-name="ce9" office:value-type="float" office:value="101636796" calcext:value-type="float">
            <text:p>1016367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кив компрессора кондиционера для авто</text:p>
          </table:table-cell>
          <table:table-cell table:style-name="ce9" office:value-type="float" office:value="85833639" calcext:value-type="float">
            <text:p>8583363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йлентблок, втулка подвески</text:p>
          </table:table-cell>
          <table:table-cell table:style-name="ce9" office:value-type="float" office:value="85824274" calcext:value-type="float">
            <text:p>8582427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, тяга подвески</text:p>
          </table:table-cell>
          <table:table-cell table:style-name="ce9" office:value-type="float" office:value="85828600" calcext:value-type="float">
            <text:p>858286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подвески для авто</text:p>
          </table:table-cell>
          <table:table-cell table:style-name="ce9" office:value-type="float" office:value="86296215" calcext:value-type="float">
            <text:p>8629621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открывания лючка бензобака, двери, капота, багажника</text:p>
          </table:table-cell>
          <table:table-cell table:style-name="ce9" office:value-type="float" office:value="101292869" calcext:value-type="float">
            <text:p>10129286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циркуляции ОГ (EGR)</text:p>
          </table:table-cell>
          <table:table-cell table:style-name="ce9" office:value-type="float" office:value="86292215" calcext:value-type="float">
            <text:p>8629221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ая трубка</text:p>
          </table:table-cell>
          <table:table-cell table:style-name="ce9" office:value-type="float" office:value="85842993" calcext:value-type="float">
            <text:p>8584299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ан системы отопления для авто</text:p>
          </table:table-cell>
          <table:table-cell table:style-name="ce9" office:value-type="float" office:value="86295790" calcext:value-type="float">
            <text:p>862957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 багажника автомобильная</text:p>
          </table:table-cell>
          <table:table-cell table:style-name="ce9" office:value-type="float" office:value="93446788" calcext:value-type="float">
            <text:p>9344678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обка диапазонов для спецтехники</text:p>
          </table:table-cell>
          <table:table-cell table:style-name="ce9" office:value-type="float" office:value="101636799" calcext:value-type="float">
            <text:p>10163679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съемный колпачок</text:p>
          </table:table-cell>
          <table:table-cell table:style-name="ce9" office:value-type="float" office:value="33697162" calcext:value-type="float">
            <text:p>33697162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насос высокого давления (ТНВД)</text:p>
          </table:table-cell>
          <table:table-cell table:style-name="ce9" office:value-type="float" office:value="85842816" calcext:value-type="float">
            <text:p>8584281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вод в сборе (полуось)</text:p>
          </table:table-cell>
          <table:table-cell table:style-name="ce9" office:value-type="float" office:value="85817263" calcext:value-type="float">
            <text:p>8581726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ужина подвески</text:p>
          </table:table-cell>
          <table:table-cell table:style-name="ce9" office:value-type="float" office:value="85829719" calcext:value-type="float">
            <text:p>8582971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зистор отопителя для авто</text:p>
          </table:table-cell>
          <table:table-cell table:style-name="ce9" office:value-type="float" office:value="86295791" calcext:value-type="float">
            <text:p>8629579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для тормозной системы</text:p>
          </table:table-cell>
          <table:table-cell table:style-name="ce9" office:value-type="float" office:value="85842996" calcext:value-type="float">
            <text:p>858429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зажигания для авто</text:p>
          </table:table-cell>
          <table:table-cell table:style-name="ce9" office:value-type="float" office:value="86296490" calcext:value-type="float">
            <text:p>8629649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ржавка для спецтехники</text:p>
          </table:table-cell>
          <table:table-cell table:style-name="ce9" office:value-type="float" office:value="101636778" calcext:value-type="float">
            <text:p>10163677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ая система</text:p>
          </table:table-cell>
          <table:table-cell table:style-name="ce9" office:value-type="float" office:value="33698197" calcext:value-type="float">
            <text:p>3369819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КПП</text:p>
          </table:table-cell>
          <table:table-cell table:style-name="ce9" office:value-type="float" office:value="86332053" calcext:value-type="float">
            <text:p>863320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нагнетательный для авто</text:p>
          </table:table-cell>
          <table:table-cell table:style-name="ce9" office:value-type="float" office:value="101200123" calcext:value-type="float">
            <text:p>10120012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невмоподушка подвески</text:p>
          </table:table-cell>
          <table:table-cell table:style-name="ce9" office:value-type="float" office:value="87777748" calcext:value-type="float">
            <text:p>877777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РУС привода</text:p>
          </table:table-cell>
          <table:table-cell table:style-name="ce9" office:value-type="float" office:value="36201240" calcext:value-type="float">
            <text:p>3620124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юч доступа в авто</text:p>
          </table:table-cell>
          <table:table-cell table:style-name="ce9" office:value-type="float" office:value="99199719" calcext:value-type="float">
            <text:p>9919971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для авто</text:p>
          </table:table-cell>
          <table:table-cell table:style-name="ce9" office:value-type="float" office:value="85843109" calcext:value-type="float">
            <text:p>8584310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ь приводная и ГРМ</text:p>
          </table:table-cell>
          <table:table-cell table:style-name="ce9" office:value-type="float" office:value="85813696" calcext:value-type="float">
            <text:p>8581369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заднего моста для авто</text:p>
          </table:table-cell>
          <table:table-cell table:style-name="ce9" office:value-type="float" office:value="86332233" calcext:value-type="float">
            <text:p>8633223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ходомер воздуха</text:p>
          </table:table-cell>
          <table:table-cell table:style-name="ce9" office:value-type="float" office:value="87777746" calcext:value-type="float">
            <text:p>87777746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ртер для авто</text:p>
          </table:table-cell>
          <table:table-cell table:style-name="ce9" office:value-type="float" office:value="85844628" calcext:value-type="float">
            <text:p>8584462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о направляющее на экскаватор</text:p>
          </table:table-cell>
          <table:table-cell table:style-name="ce9" office:value-type="float" office:value="101491535" calcext:value-type="float">
            <text:p>101491535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ермостат автомобильный</text:p>
          </table:table-cell>
          <table:table-cell table:style-name="ce9" office:value-type="float" office:value="39655598" calcext:value-type="float">
            <text:p>3965559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синхронизатора КПП</text:p>
          </table:table-cell>
          <table:table-cell table:style-name="ce9" office:value-type="float" office:value="86332054" calcext:value-type="float">
            <text:p>86332054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истема контроля давления в шинах</text:p>
          </table:table-cell>
          <table:table-cell table:style-name="ce9" office:value-type="float" office:value="74198537" calcext:value-type="float">
            <text:p>7419853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 стеклоподъемника</text:p>
          </table:table-cell>
          <table:table-cell table:style-name="ce9" office:value-type="float" office:value="87891853" calcext:value-type="float">
            <text:p>878918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печки для авто</text:p>
          </table:table-cell>
          <table:table-cell table:style-name="ce9" office:value-type="float" office:value="78305548" calcext:value-type="float">
            <text:p>7830554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турбины для авто</text:p>
          </table:table-cell>
          <table:table-cell table:style-name="ce9" office:value-type="float" office:value="95311260" calcext:value-type="float">
            <text:p>9531126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системы отопления для авто</text:p>
          </table:table-cell>
          <table:table-cell table:style-name="ce9" office:value-type="float" office:value="85833529" calcext:value-type="float">
            <text:p>8583352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к поворотный</text:p>
          </table:table-cell>
          <table:table-cell table:style-name="ce9" office:value-type="float" office:value="85831483" calcext:value-type="float">
            <text:p>8583148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подъемника</text:p>
          </table:table-cell>
          <table:table-cell table:style-name="ce9" office:value-type="float" office:value="86472353" calcext:value-type="float">
            <text:p>8647235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яный поддон для авто</text:p>
          </table:table-cell>
          <table:table-cell table:style-name="ce9" office:value-type="float" office:value="86292271" calcext:value-type="float">
            <text:p>86292271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ннектор для спецтехники</text:p>
          </table:table-cell>
          <table:table-cell table:style-name="ce9" office:value-type="float" office:value="101636798" calcext:value-type="float">
            <text:p>10163679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уровня топлива</text:p>
          </table:table-cell>
          <table:table-cell table:style-name="ce9" office:value-type="float" office:value="33698199" calcext:value-type="float">
            <text:p>3369819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генератора для авто</text:p>
          </table:table-cell>
          <table:table-cell table:style-name="ce9" office:value-type="float" office:value="85844668" calcext:value-type="float">
            <text:p>85844668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Камеры для колес авто</text:p>
          </table:table-cell>
          <table:table-cell table:style-name="ce8" office:value-type="string" calcext:value-type="string">
            <text:p>Камера автомобильная</text:p>
          </table:table-cell>
          <table:table-cell table:style-name="ce9" office:value-type="float" office:value="68110779" calcext:value-type="float">
            <text:p>6811077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9" office:value-type="float" office:value="33717370" calcext:value-type="float">
            <text:p>3371737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Трансмиссионное, гидравлическое масла</text:p>
          </table:table-cell>
          <table:table-cell table:style-name="ce9" office:value-type="float" office:value="81105347" calcext:value-type="float">
            <text:p>81105347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Промывочное масло, жидкость</text:p>
          </table:table-cell>
          <table:table-cell table:style-name="ce9" office:value-type="float" office:value="85968767" calcext:value-type="float">
            <text:p>85968767</text:p>
          </table:table-cell>
          <table:table-cell table:style-name="ce4" table:number-columns-repeated="22"/>
          <table:table-cell table:number-columns-repeated="998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roid Sans Mono&quot;" svg:font-family="'&quot;Droid Sans Mono&quot;'"/>
    <style:font-face style:name="Arial" svg:font-family="Arial"/>
    <style:font-face style:name="Calibri" svg:font-family="Calibri"/>
    <style:font-face style:name="Cambria" svg:font-family="Cambria"/>
    <style:font-face style:name="GTEestiPro" svg:font-family="GTEesti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Маркет" style:display-name="PageStyle_Марк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ara" style:display-name="PageStyle_Ang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4" style:display-name="PageStyle_Лист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зон" style:display-name="PageStyle_Оз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985" meta:object-count="0"/>
    <meta:generator>LibreOfficeDev/6.0.5.2$Linux_X86_64 LibreOffice_project/</meta:generator>
  </office:meta>
</office:document-meta>
</file>